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0.9521in"/>
    </style:style>
    <style:style style:name="Table4.C" style:family="table-column">
      <style:table-column-properties style:column-width="3.348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2"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3" style:family="paragraph" style:parent-style-name="List_20_Paragraph">
      <style:text-properties style:font-name="Arial" fo:font-size="10pt" style:font-size-asian="10pt" style:font-size-complex="10pt"/>
    </style:style>
    <style:style style:name="P4" style:family="paragraph" style:parent-style-name="Standard">
      <style:paragraph-properties fo:margin-top="0in" fo:margin-bottom="0in"/>
      <style:text-properties style:font-name="Arial1" fo:font-size="12pt" fo:language="fr" fo:country="FR" style:font-size-asian="12pt" style:font-name-complex="Arial3" style:font-size-complex="12pt"/>
    </style:style>
    <style:style style:name="P5" style:family="paragraph" style:parent-style-name="Standard">
      <style:paragraph-properties fo:margin-top="0in" fo:margin-bottom="0in"/>
      <style:text-properties style:font-name="Arial1" fo:font-size="12pt" fo:font-weight="bold" style:font-size-asian="12pt" style:font-weight-asian="bold" style:font-name-complex="Arial3" style:font-size-complex="12pt"/>
    </style:style>
    <style:style style:name="P6" style:family="paragraph" style:parent-style-name="Standard">
      <style:paragraph-properties fo:margin-top="0in" fo:margin-bottom="0in" fo:line-height="100%"/>
      <style:text-properties style:font-name="Arial1" fo:font-size="12pt" fo:font-weight="bold" style:font-size-asian="12pt" style:font-weight-asian="bold" style:font-name-complex="Arial3" style:font-size-complex="12pt"/>
    </style:style>
    <style:style style:name="P7" style:family="paragraph" style:parent-style-name="Standard">
      <style:paragraph-properties fo:margin-top="0in" fo:margin-bottom="0in" fo:line-height="100%"/>
      <style:text-properties style:font-name="Arial1" fo:font-size="12pt" style:font-size-asian="12pt" style:font-name-complex="Arial3" style:font-size-complex="12pt" style:font-style-complex="italic"/>
    </style:style>
    <style:style style:name="P8" style:family="paragraph" style:parent-style-name="Standard">
      <style:paragraph-properties fo:margin-top="0in" fo:margin-bottom="0in" fo:line-height="100%"/>
      <style:text-properties style:font-name="Arial1" fo:font-size="12pt" fo:font-style="italic" style:font-size-asian="12pt" style:font-style-asian="italic" style:font-name-complex="Arial3" style:font-size-complex="12pt"/>
    </style:style>
    <style:style style:name="P9" style:family="paragraph" style:parent-style-name="Standard">
      <style:paragraph-properties fo:margin-top="0in" fo:margin-bottom="0in"/>
      <style:text-properties style:font-name="Arial1" style:font-name-complex="Arial3"/>
    </style:style>
    <style:style style:name="P10"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1"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12"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13"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style>
    <style:style style:name="P14"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font-weight-complex="bold"/>
    </style:style>
    <style:style style:name="P15" style:family="paragraph" style:parent-style-name="Standard">
      <style:paragraph-properties fo:margin-top="0in" fo:margin-bottom="0in" fo:line-height="100%"/>
      <style:text-properties style:font-name="Arial1" fo:font-size="10pt" style:font-size-asian="10pt" style:font-name-complex="Arial3" style:font-size-complex="10pt"/>
    </style:style>
    <style:style style:name="P16" style:family="paragraph" style:parent-style-name="Standard">
      <style:paragraph-properties fo:margin-top="0in" fo:margin-bottom="0in" fo:line-height="100%"/>
      <style:text-properties style:font-name="Arial1" fo:font-size="10pt" style:font-size-asian="10pt" style:font-name-complex="Arial3" style:font-size-complex="10pt" style:font-style-complex="italic"/>
    </style:style>
    <style:style style:name="P17"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3" style:font-size-complex="10pt"/>
    </style:style>
    <style:style style:name="P18"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19"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20" style:family="paragraph" style:parent-style-name="Standard">
      <style:paragraph-properties fo:margin-top="0in" fo:margin-bottom="0in" fo:line-height="100%"/>
      <style:text-properties style:font-name="Arial1" fo:font-style="italic" style:font-style-asian="italic" style:font-name-complex="Arial3"/>
    </style:style>
    <style:style style:name="P21" style:family="paragraph" style:parent-style-name="Standard">
      <style:paragraph-properties fo:margin-top="0in" fo:margin-bottom="0in"/>
      <style:text-properties style:font-name="Arial1" fo:font-style="italic" style:font-style-asian="italic" style:font-name-complex="Arial3" style:font-style-complex="italic"/>
    </style:style>
    <style:style style:name="P22"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3" style:font-size-complex="20pt" style:font-style-complex="italic"/>
    </style:style>
    <style:style style:name="P23" style:family="paragraph" style:parent-style-name="Standard">
      <style:paragraph-properties fo:margin-top="0in" fo:margin-bottom="0in" fo:line-height="100%"/>
    </style:style>
    <style:style style:name="P24" style:family="paragraph" style:parent-style-name="Standard">
      <style:paragraph-properties fo:margin-top="0in" fo:margin-bottom="0in"/>
      <style:text-properties fo:color="#1f497d" style:font-name="Arial1" fo:font-size="12pt" style:text-underline-style="none" fo:background-color="#ffff00" style:font-size-asian="12pt" style:font-name-complex="Arial3" style:font-size-complex="12pt"/>
    </style:style>
    <style:style style:name="P25" style:family="paragraph" style:parent-style-name="Standard">
      <style:paragraph-properties fo:margin-top="0in" fo:margin-bottom="0in" fo:line-height="100%"/>
      <style:text-properties fo:color="#000000" style:font-name="Arial1" fo:font-size="10pt" fo:font-style="italic" style:font-size-asian="10pt" style:font-style-asian="italic" style:font-name-complex="Arial3" style:font-size-complex="10pt" style:font-style-complex="italic"/>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3"/>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3"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3"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3"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3"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3"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3"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3"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3"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3"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3"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3"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44"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3" style:font-size-complex="10pt" style:font-style-complex="normal"/>
    </style:style>
    <style:style style:name="P45"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P46"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3" style:font-size-complex="12pt" style:font-style-complex="normal" style:font-weight-complex="bold"/>
    </style:style>
    <style:style style:name="P47" style:family="paragraph" style:parent-style-name="Standard">
      <style:paragraph-properties fo:margin-top="0in" fo:margin-bottom="0.0835in" fo:line-height="100%"/>
    </style:style>
    <style:style style:name="P48"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3" style:font-style-complex="italic"/>
    </style:style>
    <style:style style:name="P49" style:family="paragraph" style:parent-style-name="Standard">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50" style:family="paragraph" style:parent-style-name="Standard">
      <style:paragraph-properties fo:margin-top="0in" fo:margin-bottom="0.0835in" fo:line-height="100%"/>
      <style:text-properties style:font-name="Arial1" fo:font-size="10pt" style:font-size-asian="10pt" style:font-name-complex="Arial3" style:font-size-complex="10pt" style:font-style-complex="italic"/>
    </style:style>
    <style:style style:name="P51" style:family="paragraph" style:parent-style-name="Standard">
      <style:paragraph-properties fo:margin-top="0in" fo:margin-bottom="0.0835in" fo:line-height="100%"/>
      <style:text-properties fo:color="#000000" style:font-name="Arial1" fo:font-size="10pt" fo:font-style="italic" style:font-size-asian="10pt" style:font-style-asian="italic" style:font-name-complex="Arial3" style:font-size-complex="10pt" style:font-style-complex="italic"/>
    </style:style>
    <style:style style:name="P52"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3" style:font-size-complex="12pt"/>
    </style:style>
    <style:style style:name="P53"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54"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3"/>
    </style:style>
    <style:style style:name="P55"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3" style:font-size-complex="10pt"/>
    </style:style>
    <style:style style:name="P56" style:family="paragraph" style:parent-style-name="List_20_Paragraph">
      <style:text-properties style:font-name="Arial1" fo:font-size="12pt" style:font-size-asian="12pt" style:font-name-complex="Arial3" style:font-size-complex="12pt"/>
    </style:style>
    <style:style style:name="P57" style:family="paragraph" style:parent-style-name="List_20_Paragraph">
      <style:paragraph-properties fo:line-height="100%"/>
      <style:text-properties style:font-name="Arial1" fo:font-size="10pt" fo:font-weight="bold" style:font-size-asian="10pt" style:font-weight-asian="bold" style:font-name-complex="Arial3" style:font-size-complex="10pt"/>
    </style:style>
    <style:style style:name="P58"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3" style:font-size-complex="12pt"/>
    </style:style>
    <style:style style:name="P59"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60"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3"/>
    </style:style>
    <style:style style:name="P61" style:family="paragraph" style:parent-style-name="Body">
      <style:paragraph-properties fo:line-height="105%" fo:text-align="justify" style:justify-single-word="false"/>
      <style:text-properties fo:color="#00000a" style:font-name="Arial1" fo:language="en" fo:country="GB" style:text-underline-style="none" style:font-name-complex="Arial3"/>
    </style:style>
    <style:style style:name="P62"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3" style:font-style-complex="italic"/>
    </style:style>
    <style:style style:name="P63" style:family="paragraph" style:parent-style-name="Standard">
      <style:text-properties style:font-name="Arial1" fo:language="en" fo:country="GB" style:text-underline-style="none" fo:font-weight="bold" style:font-weight-asian="bold" style:font-name-complex="Arial3" style:font-weight-complex="bold"/>
    </style:style>
    <style:style style:name="P64" style:family="paragraph" style:parent-style-name="Standard">
      <style:text-properties style:font-name="Arial1" fo:font-style="italic" fo:font-weight="bold" style:font-style-asian="italic" style:font-weight-asian="bold" style:font-name-complex="Arial3" style:font-style-complex="italic" style:font-weight-complex="bold"/>
    </style:style>
    <style:style style:name="P65" style:family="paragraph" style:parent-style-name="Standard">
      <style:paragraph-properties fo:margin-top="0in" fo:margin-bottom="0.0417in" fo:line-height="100%"/>
      <style:text-properties style:font-name="Arial1" fo:font-size="10pt" fo:font-style="italic" style:font-size-asian="10pt" style:font-style-asian="italic" style:font-name-complex="Arial3" style:font-size-complex="10pt"/>
    </style:style>
    <style:style style:name="P66" style:family="paragraph" style:parent-style-name="Standard">
      <style:paragraph-properties fo:break-before="page"/>
      <style:text-properties style:font-name="Arial1" fo:font-size="12pt" style:font-size-asian="12pt" style:font-name-complex="Arial3" style:font-size-complex="12pt"/>
    </style:style>
    <style:style style:name="P67" style:family="paragraph" style:parent-style-name="Text_20_body">
      <style:text-properties fo:font-style="italic" style:font-style-asian="italic" style:font-style-complex="italic"/>
    </style:style>
    <style:style style:name="P68" style:family="paragraph" style:parent-style-name="Standard" style:master-page-name="Standard">
      <style:paragraph-properties fo:margin-top="0in" fo:margin-bottom="0in" style:page-number="auto"/>
    </style:style>
    <style:style style:name="P69"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70"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71"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3" style:font-size-complex="10pt" style:font-style-complex="normal" style:font-weight-complex="normal"/>
    </style:style>
    <style:style style:name="P72" style:family="paragraph" style:parent-style-name="Standard">
      <style:paragraph-properties fo:margin-top="0in" fo:margin-bottom="0in" fo:line-height="100%"/>
      <style:text-properties style:font-name="Arial1" fo:font-size="10pt" style:font-size-asian="10pt" style:font-name-complex="Arial3" style:font-size-complex="10pt"/>
    </style:style>
    <style:style style:name="P73" style:family="paragraph" style:parent-style-name="Standard">
      <style:paragraph-properties fo:margin-top="0in" fo:margin-bottom="0in" fo:line-height="100%"/>
      <style:text-properties style:font-name="Arial1" fo:font-style="normal" style:font-style-asian="normal" style:font-name-complex="Arial3" style:font-style-complex="normal"/>
    </style:style>
    <style:style style:name="P74" style:family="paragraph" style:parent-style-name="Standard" style:list-style-name="WWNum17">
      <style:paragraph-properties fo:margin-top="0in" fo:margin-bottom="0in"/>
    </style:style>
    <style:style style:name="P75" style:family="paragraph" style:parent-style-name="Standard" style:list-style-name="WWNum18">
      <style:paragraph-properties fo:margin-top="0in" fo:margin-bottom="0in"/>
      <style:text-properties fo:color="#222222" style:font-name="Arial1" fo:font-style="italic" style:font-name-asian="Arial3" style:font-style-asian="italic" style:font-name-complex="Arial3" style:font-style-complex="italic"/>
    </style:style>
    <style:style style:name="P76" style:family="paragraph" style:parent-style-name="Standard" style:list-style-name="WWNum19">
      <style:paragraph-properties fo:margin-top="0in" fo:margin-bottom="0in"/>
      <style:text-properties fo:color="#222222" style:font-name="Arial1" fo:font-style="italic" style:font-name-asian="Arial3" style:font-style-asian="italic" style:font-name-complex="Arial3" style:font-style-complex="italic"/>
    </style:style>
    <style:style style:name="P77" style:family="paragraph" style:parent-style-name="Standard" style:list-style-name="WWNum20">
      <style:paragraph-properties fo:margin-top="0in" fo:margin-bottom="0in"/>
      <style:text-properties fo:color="#222222" style:font-name="Arial1" fo:font-style="italic" style:font-name-asian="Arial3" style:font-style-asian="italic" style:font-name-complex="Arial3" style:font-style-complex="italic"/>
    </style:style>
    <style:style style:name="P78" style:family="paragraph" style:parent-style-name="Standard" style:list-style-name="WWNum21">
      <style:paragraph-properties fo:margin-top="0in" fo:margin-bottom="0in"/>
      <style:text-properties fo:color="#222222" style:font-name="Arial1" fo:font-style="italic" style:font-name-asian="Arial3" style:font-style-asian="italic" style:font-name-complex="Arial3" style:font-style-complex="italic"/>
    </style:style>
    <style:style style:name="P79" style:family="paragraph" style:parent-style-name="Standard" style:list-style-name="WWNum22">
      <style:paragraph-properties fo:margin-top="0in" fo:margin-bottom="0in"/>
      <style:text-properties fo:color="#222222" style:font-name="Arial1" fo:font-style="italic" style:font-name-asian="Arial3" style:font-style-asian="italic" style:font-name-complex="Arial3" style:font-style-complex="italic"/>
    </style:style>
    <style:style style:name="P80" style:family="paragraph" style:parent-style-name="Standard" style:list-style-name="WWNum23">
      <style:paragraph-properties fo:margin-top="0in" fo:margin-bottom="0in"/>
      <style:text-properties fo:color="#222222" style:font-name="Arial1" fo:font-style="italic" style:font-name-asian="Arial3" style:font-style-asian="italic" style:font-name-complex="Arial3" style:font-style-complex="italic"/>
    </style:style>
    <style:style style:name="P81" style:family="paragraph" style:parent-style-name="Standard" style:list-style-name="WWNum19">
      <style:paragraph-properties fo:margin-top="0in" fo:margin-bottom="0in"/>
    </style:style>
    <style:style style:name="P82" style:family="paragraph" style:parent-style-name="Standard" style:list-style-name="WWNum23">
      <style:paragraph-properties fo:margin-top="0in" fo:margin-bottom="0in"/>
    </style:style>
    <style:style style:name="P83" style:family="paragraph" style:parent-style-name="Standard">
      <style:paragraph-properties fo:margin-top="0in" fo:margin-bottom="0in" fo:line-height="100%"/>
    </style:style>
    <style:style style:name="P84" style:family="paragraph" style:parent-style-name="Standard">
      <style:paragraph-properties fo:margin-top="0in" fo:margin-bottom="0in" fo:line-height="100%"/>
      <style:text-properties fo:font-style="normal" style:font-style-asian="normal" style:font-style-complex="normal"/>
    </style:style>
    <style:style style:name="P85" style:family="paragraph" style:parent-style-name="Standard">
      <style:text-properties fo:font-weight="normal" style:font-weight-asian="normal" style:font-weight-complex="normal"/>
    </style:style>
    <style:style style:name="P86" style:family="paragraph" style:parent-style-name="Standard" style:list-style-name="L1">
      <style:paragraph-properties fo:margin-top="0in" fo:margin-bottom="0.111in"/>
    </style:style>
    <style:style style:name="P87" style:family="paragraph" style:parent-style-name="Text_20_body">
      <style:text-properties style:font-name="Arial" fo:font-size="10pt" style:font-size-asian="10pt" style:font-size-complex="10pt"/>
    </style:style>
    <style:style style:name="P88" style:family="paragraph" style:parent-style-name="Text_20_body">
      <style:paragraph-properties fo:margin-left="0in" fo:margin-right="0in" fo:margin-top="0in" fo:margin-bottom="0.1665in" fo:orphans="2" fo:widows="2" fo:text-indent="0in" style:auto-text-indent="false"/>
      <style:text-properties fo:font-variant="normal" fo:text-transform="none" fo:color="#1f2328" style:font-name="apple-system" fo:font-size="12pt" fo:letter-spacing="normal" fo:font-style="normal" fo:font-weight="normal"/>
    </style:style>
    <style:style style:name="P89"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90"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3" style:font-size-complex="10pt" style:font-style-complex="normal"/>
    </style:style>
    <style:style style:name="P91" style:family="paragraph" style:parent-style-name="List_20_Paragraph" style:list-style-name="L1"/>
    <style:style style:name="P92" style:family="paragraph" style:parent-style-name="List_20_Paragraph">
      <style:text-properties style:font-name="Arial" fo:font-size="10pt" style:font-size-asian="10pt" style:font-size-complex="10pt"/>
    </style:style>
    <style:style style:name="P93" style:family="paragraph" style:parent-style-name="List_20_Paragraph" style:list-style-name="L1">
      <style:paragraph-properties fo:padding="0in" fo:border="none"/>
    </style:style>
    <style:style style:name="P94" style:family="paragraph" style:parent-style-name="List_20_Paragraph" style:list-style-name="L1">
      <style:paragraph-properties fo:margin-top="0in" fo:margin-bottom="0.25in" fo:background-color="#ffffff" fo:padding="0in" fo:border="none">
        <style:background-image/>
      </style:paragraph-properties>
    </style:style>
    <style:style style:name="P95"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3" style:font-size-complex="10pt"/>
    </style:style>
    <style:style style:name="P96"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style>
    <style:style style:name="P97"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3" style:font-size-complex="10pt" style:font-style-complex="normal"/>
    </style:style>
    <style:style style:name="P98"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99"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3" style:font-size-complex="12pt"/>
    </style:style>
    <style:style style:name="P100" style:family="paragraph" style:parent-style-name="List_20_Paragraph" style:list-style-name="L2">
      <style:paragraph-properties fo:margin-top="0in" fo:margin-bottom="0.0835in" fo:line-height="100%"/>
    </style:style>
    <style:style style:name="P101" style:family="paragraph" style:parent-style-name="List_20_Paragraph" style:list-style-name="L2">
      <style:paragraph-properties fo:margin-top="0in" fo:margin-bottom="0.0835in" fo:line-height="100%"/>
      <style:text-properties style:font-name="Arial1" fo:font-size="10pt" fo:font-style="italic" style:font-size-asian="10pt" style:font-style-asian="italic" style:font-name-complex="Arial3" style:font-size-complex="10pt" style:font-style-complex="italic"/>
    </style:style>
    <style:style style:name="P102"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103" style:family="paragraph" style:parent-style-name="List_20_Paragraph" style:list-style-name="L2">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104"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5"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6"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107" style:family="paragraph" style:parent-style-name="List_20_Paragraph" style:list-style-name="L5">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108"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3" style:font-size-complex="12pt"/>
    </style:style>
    <style:style style:name="P109" style:family="paragraph" style:parent-style-name="List_20_Paragraph" style:list-style-name="L3">
      <style:paragraph-properties fo:margin-top="0in" fo:margin-bottom="0in" fo:line-height="100%"/>
    </style:style>
    <style:style style:name="P110" style:family="paragraph" style:parent-style-name="List_20_Paragraph" style:list-style-name="L6">
      <style:paragraph-properties fo:margin-top="0in" fo:margin-bottom="0in" fo:line-height="100%"/>
      <style:text-properties style:font-name="Arial" fo:font-size="10pt" fo:font-style="normal" style:font-size-asian="10pt" style:font-style-asian="normal" style:font-name-complex="Arial3" style:font-size-complex="10pt" style:font-style-complex="normal"/>
    </style:style>
    <style:style style:name="P111"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font-style-complex="italic"/>
    </style:style>
    <style:style style:name="P112" style:family="paragraph" style:parent-style-name="Table_20_Contents">
      <style:text-properties fo:font-size="2pt" style:font-size-asian="2pt" style:font-size-complex="2pt"/>
    </style:style>
    <style:style style:name="P113" style:family="paragraph" style:parent-style-name="Table_20_Contents">
      <style:paragraph-properties fo:padding-left="0.1354in" fo:padding-right="0.1354in" fo:padding-top="0.0626in" fo:padding-bottom="0.0626in" fo:border="0.0008in solid #000000"/>
    </style:style>
    <style:style style:name="P114" style:family="paragraph" style:parent-style-name="Body" style:list-style-name="L1">
      <style:paragraph-properties fo:padding="0in" fo:border="none"/>
    </style:style>
    <style:style style:name="P115" style:family="paragraph" style:parent-style-name="Body" style:list-style-name="WWNum25">
      <style:paragraph-properties fo:margin-left="0.4957in" fo:margin-right="0in" fo:margin-top="0in" fo:margin-bottom="0in" fo:text-indent="-0.248in" style:auto-text-indent="false"/>
    </style:style>
    <style:style style:name="P116"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3" style:font-size-complex="12pt" style:font-weight-complex="bold"/>
    </style:style>
    <style:style style:name="P117" style:family="paragraph" style:parent-style-name="Heading_20_3">
      <style:text-properties fo:font-size="12pt" style:font-size-asian="12pt" style:font-size-complex="12pt"/>
    </style:style>
    <style:style style:name="P118" style:family="paragraph" style:parent-style-name="Heading_20_2">
      <style:text-properties fo:font-variant="normal" fo:text-transform="none" fo:color="#1f2328" style:font-name="apple-system" fo:font-size="10pt" fo:letter-spacing="normal" fo:font-style="normal" style:font-size-asian="10pt" style:font-size-complex="10pt"/>
    </style:style>
    <style:style style:name="P119"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3" style:font-size-complex="10pt" style:font-style-complex="italic"/>
    </style:style>
    <style:style style:name="P120" style:family="paragraph" style:parent-style-name="Table_20_Heading">
      <style:paragraph-properties fo:padding-left="0.1354in" fo:padding-right="0.1354in" fo:padding-top="0.0626in" fo:padding-bottom="0.0626in" fo:border="0.0008in solid #000000"/>
    </style:style>
    <style:style style:name="T1" style:family="text">
      <style:text-properties style:font-name="Arial1" style:font-name-complex="Arial3"/>
    </style:style>
    <style:style style:name="T2" style:family="text">
      <style:text-properties style:font-name="Arial1" fo:font-size="26pt" fo:language="fr" fo:country="FR" fo:font-style="italic" fo:font-weight="bold" style:font-size-asian="26pt" style:font-style-asian="italic" style:font-weight-asian="bold" style:font-name-complex="Arial3" style:font-size-complex="26pt" style:font-style-complex="italic"/>
    </style:style>
    <style:style style:name="T3" style:family="text">
      <style:text-properties style:font-name="Arial1" fo:font-size="26pt" fo:language="fr" fo:country="FR" fo:font-weight="bold" style:font-size-asian="26pt" style:font-weight-asian="bold" style:font-name-complex="Arial3" style:font-size-complex="26pt"/>
    </style:style>
    <style:style style:name="T4" style:family="text">
      <style:text-properties style:font-name="Arial1" fo:font-size="10pt" style:font-size-asian="10pt" style:font-name-complex="Arial3" style:font-size-complex="10pt"/>
    </style:style>
    <style:style style:name="T5" style:family="text">
      <style:text-properties style:font-name="Arial1" fo:font-size="10pt" style:font-size-asian="10pt" style:font-name-complex="Arial3" style:font-size-complex="10pt" style:font-style-complex="italic"/>
    </style:style>
    <style:style style:name="T6" style:family="text">
      <style:text-properties style:font-name="Arial1" fo:font-size="10pt" fo:language="fr" fo:country="FR" fo:font-weight="bold" style:font-size-asian="10pt" style:font-weight-asian="bold" style:font-name-complex="Arial3" style:font-size-complex="10pt"/>
    </style:style>
    <style:style style:name="T7" style:family="text">
      <style:text-properties style:font-name="Arial1" fo:font-size="10pt" fo:font-style="italic" style:font-size-asian="10pt" style:font-style-asian="italic" style:font-name-complex="Arial3" style:font-size-complex="10pt"/>
    </style:style>
    <style:style style:name="T8" style:family="text">
      <style:text-properties style:font-name="Arial1" fo:font-size="10pt" fo:font-style="italic" style:font-size-asian="10pt" style:font-style-asian="italic" style:font-name-complex="Arial3" style:font-size-complex="10pt" style:font-style-complex="italic"/>
    </style:style>
    <style:style style:name="T9" style:family="text">
      <style:text-properties style:font-name="Arial1" fo:font-size="10pt" fo:font-style="italic" style:font-size-asian="10pt" style:font-style-asian="italic" style:font-name-complex="Arial3"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3"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font-style-complex="italic"/>
    </style:style>
    <style:style style:name="T13" style:family="text">
      <style:text-properties style:font-name="Arial1" fo:font-size="10pt" fo:font-weight="bold" style:font-size-asian="10pt" style:font-weight-asian="bold" style:font-name-complex="Arial3" style:font-size-complex="10pt"/>
    </style:style>
    <style:style style:name="T14" style:family="text">
      <style:text-properties style:font-name="Arial1" fo:font-size="10pt" fo:font-weight="bold" style:font-size-asian="10pt" style:font-weight-asian="bold" style:font-name-complex="Arial3" style:font-size-complex="10pt" style:font-weight-complex="bold"/>
    </style:style>
    <style:style style:name="T15" style:family="text">
      <style:text-properties style:font-name="Arial1" fo:language="en" fo:country="GB" style:font-name-complex="Arial3"/>
    </style:style>
    <style:style style:name="T16" style:family="text">
      <style:text-properties style:font-name="Arial1" fo:language="en" fo:country="GB" style:font-name-complex="Arial3" style:font-weight-complex="bold"/>
    </style:style>
    <style:style style:name="T17" style:family="text">
      <style:text-properties style:font-name="Arial1" fo:language="en" fo:country="GB" fo:font-style="italic" style:font-style-asian="italic" style:font-name-complex="Arial3" style:font-style-complex="italic"/>
    </style:style>
    <style:style style:name="T18" style:family="text">
      <style:text-properties style:font-name="Arial1" fo:language="en" fo:country="GB" fo:font-style="italic" style:text-underline-style="none" style:font-style-asian="italic" style:font-name-complex="Arial3"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3" style:font-style-complex="italic" style:font-weight-complex="bold"/>
    </style:style>
    <style:style style:name="T20" style:family="text">
      <style:text-properties style:font-name="Arial1" fo:language="en" fo:country="GB" style:text-underline-style="none" style:font-name-complex="Arial3"/>
    </style:style>
    <style:style style:name="T21" style:family="text">
      <style:text-properties style:font-name="Arial1" fo:language="en" fo:country="GB" style:text-underline-style="none" style:font-name-complex="Arial3" style:font-style-complex="italic"/>
    </style:style>
    <style:style style:name="T22" style:family="text">
      <style:text-properties style:font-name="Arial1" fo:language="en" fo:country="GB" style:text-underline-style="none" style:font-name-complex="Arial3" style:font-weight-complex="bold"/>
    </style:style>
    <style:style style:name="T23" style:family="text">
      <style:text-properties style:font-name="Arial1" fo:language="en" fo:country="GB" style:text-underline-style="none" fo:font-weight="bold" style:font-weight-asian="bold" style:font-name-complex="Arial3"/>
    </style:style>
    <style:style style:name="T24" style:family="text">
      <style:text-properties style:font-name="Arial1" fo:language="en" fo:country="GB" style:text-underline-style="none" fo:font-weight="bold" style:font-weight-asian="bold" style:font-name-complex="Arial3" style:font-weight-complex="bold"/>
    </style:style>
    <style:style style:name="T25" style:family="text">
      <style:text-properties style:font-name="Arial1" fo:language="en" fo:country="GB" style:text-underline-style="none" style:language-asian="en" style:country-asian="GB" style:font-name-complex="Arial3" style:font-weight-complex="bold"/>
    </style:style>
    <style:style style:name="T26" style:family="text">
      <style:text-properties style:font-name="Arial1" fo:font-style="italic" style:font-style-asian="italic" style:font-name-complex="Arial3" style:font-style-complex="italic"/>
    </style:style>
    <style:style style:name="T27" style:family="text">
      <style:text-properties style:font-name="Arial1" fo:font-style="italic" fo:font-weight="bold" style:font-style-asian="italic" style:font-weight-asian="bold" style:font-name-complex="Arial3"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3" style:font-style-complex="italic"/>
    </style:style>
    <style:style style:name="T29" style:family="text">
      <style:text-properties style:font-name="Arial1" fo:font-style="italic" style:font-name-asian="Arial3" style:font-style-asian="italic" style:font-name-complex="Arial3" style:font-style-complex="italic"/>
    </style:style>
    <style:style style:name="T30" style:family="text">
      <style:text-properties style:font-name="Arial1" fo:font-weight="bold" style:font-weight-asian="bold" style:font-name-complex="Arial3" style:font-weight-complex="bold"/>
    </style:style>
    <style:style style:name="T31" style:family="text">
      <style:text-properties style:font-name="Arial1" style:text-underline-style="none" style:font-name-asian="Times New Roman1" style:font-name-complex="Arial3"/>
    </style:style>
    <style:style style:name="T32" style:family="text">
      <style:text-properties style:font-name="Arial1" fo:font-size="12pt" fo:font-style="italic" style:font-size-asian="12pt" style:font-style-asian="italic" style:font-name-complex="Arial3" style:font-size-complex="12pt"/>
    </style:style>
    <style:style style:name="T33" style:family="text">
      <style:text-properties style:font-name="Arial1" fo:font-size="12pt" fo:font-weight="bold" style:font-size-asian="12pt" style:font-weight-asian="bold" style:font-name-complex="Arial3" style:font-size-complex="12pt"/>
    </style:style>
    <style:style style:name="T34" style:family="text">
      <style:text-properties fo:color="#00000a" style:font-name="Arial1" fo:language="en" fo:country="GB" style:text-underline-style="none" style:font-name-complex="Arial3"/>
    </style:style>
    <style:style style:name="T35" style:family="text">
      <style:text-properties fo:color="#00000a" style:font-name="Arial1" fo:language="en" fo:country="GB" style:text-underline-style="none" fo:font-weight="bold" style:font-weight-asian="bold" style:font-name-complex="Arial3" style:font-weight-complex="bold"/>
    </style:style>
    <style:style style:name="T36" style:family="text">
      <style:text-properties fo:color="#00000a" style:font-name="Arial1" style:text-underline-style="none" style:font-name-complex="Arial3"/>
    </style:style>
    <style:style style:name="T37" style:family="text">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T38" style:family="text">
      <style:text-properties fo:color="#00000a" style:font-name="Arial1" fo:font-size="10pt" fo:font-style="italic" style:font-size-asian="10pt" style:font-style-asian="italic" style:font-name-complex="Arial3" style:font-size-complex="10pt" style:font-style-complex="italic"/>
    </style:style>
    <style:style style:name="T39" style:family="text">
      <style:text-properties fo:color="#505050" style:font-name="Arial1" style:text-underline-style="none" style:font-name-asian="Times New Roman1" style:font-name-complex="Arial3"/>
    </style:style>
    <style:style style:name="T40" style:family="text">
      <style:text-properties fo:color="#1f497d" style:font-name="Arial1" fo:language="en" fo:country="GB" style:text-underline-style="none" style:language-asian="en" style:country-asian="GB" style:font-name-complex="Arial3" style:font-weight-complex="bold"/>
    </style:style>
    <style:style style:name="T41" style:family="text">
      <style:text-properties fo:color="#1f497d" style:font-name="Arial1" fo:language="en" fo:country="GB" style:text-underline-style="none" style:font-name-complex="Arial3"/>
    </style:style>
    <style:style style:name="T42" style:family="text">
      <style:text-properties fo:color="#000000" style:font-name="Arial1" fo:font-size="10pt" style:font-size-asian="10pt" style:font-name-complex="Arial3" style:font-size-complex="10pt"/>
    </style:style>
    <style:style style:name="T43" style:family="text">
      <style:text-properties fo:color="#000000" style:font-name="Arial1" fo:font-size="10pt" fo:font-style="italic" style:font-size-asian="10pt" style:font-style-asian="italic" style:font-name-complex="Arial3"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3" style:font-size-complex="10pt"/>
    </style:style>
    <style:style style:name="T45" style:family="text">
      <style:text-properties fo:color="#222222" style:font-name="Arial1" fo:font-style="italic" style:font-name-asian="Arial3" style:font-style-asian="italic" style:font-name-complex="Arial3" style:font-style-complex="italic"/>
    </style:style>
    <style:style style:name="T46" style:family="text">
      <style:text-properties fo:font-style="normal" style:font-style-asian="normal" style:font-style-complex="normal"/>
    </style:style>
    <style:style style:name="T4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tracked-changes>
        <text:changed-region xml:id="ct154244200" text:id="ct154244200">
          <text:insertion>
            <office:change-info>
              <dc:creator>Unknown Author</dc:creator>
              <dc:date>2023-06-24T13:58:00</dc:date>
            </office:change-info>
          </text:insertion>
        </text:changed-region>
        <text:changed-region xml:id="ct154243472" text:id="ct154243472">
          <text:insertion>
            <office:change-info>
              <dc:creator>Unknown Author</dc:creator>
              <dc:date>2023-06-24T13:59:00</dc:date>
            </office:change-info>
          </text:insertion>
        </text:changed-region>
        <text:changed-region xml:id="ct154243576" text:id="ct154243576">
          <text:insertion>
            <office:change-info>
              <dc:creator>Unknown Author</dc:creator>
              <dc:date>2023-06-24T14:01:00</dc:date>
            </office:change-info>
          </text:insertion>
        </text:changed-region>
        <text:changed-region xml:id="ct154244408" text:id="ct154244408">
          <text:insertion>
            <office:change-info>
              <dc:creator>Unknown Author</dc:creator>
              <dc:date>2023-06-24T14:00:00</dc:date>
            </office:change-info>
          </text:insertion>
        </text:changed-region>
        <text:changed-region xml:id="ct154247840" text:id="ct154247840">
          <text:insertion>
            <office:change-info>
              <dc:creator>Unknown Author</dc:creator>
              <dc:date>2023-06-24T14:02:00</dc:date>
            </office:change-info>
          </text:insertion>
        </text:changed-region>
        <text:changed-region xml:id="ct154247632" text:id="ct154247632">
          <text:deletion>
            <office:change-info>
              <dc:creator>Unknown Author</dc:creator>
              <dc:date>2023-06-24T14:02:00</dc:date>
            </office:change-info>
            <text:p text:style-name="P1">shining</text:p>
          </text:deletion>
        </text:changed-region>
        <text:changed-region xml:id="ct154246592" text:id="ct154246592">
          <text:insertion>
            <office:change-info>
              <dc:creator>Unknown Author</dc:creator>
              <dc:date>2023-06-24T14:02:00</dc:date>
            </office:change-info>
          </text:insertion>
        </text:changed-region>
        <text:changed-region xml:id="ct325676208" text:id="ct325676208">
          <text:insertion>
            <office:change-info>
              <dc:creator>Unknown Author</dc:creator>
              <dc:date>2023-06-24T14:07:00</dc:date>
            </office:change-info>
          </text:insertion>
        </text:changed-region>
        <text:changed-region xml:id="ct154248568" text:id="ct154248568">
          <text:insertion>
            <office:change-info>
              <dc:creator>Unknown Author</dc:creator>
              <dc:date>2023-06-24T14:03:00</dc:date>
            </office:change-info>
          </text:insertion>
        </text:changed-region>
        <text:changed-region xml:id="ct154246696" text:id="ct154246696">
          <text:insertion>
            <office:change-info>
              <dc:creator>Unknown Author</dc:creator>
              <dc:date>2023-06-24T14:03:00</dc:date>
            </office:change-info>
          </text:insertion>
        </text:changed-region>
        <text:changed-region xml:id="ct154247528" text:id="ct154247528">
          <text:deletion>
            <office:change-info>
              <dc:creator>Unknown Author</dc:creator>
              <dc:date>2023-06-24T14:04:00</dc:date>
            </office:change-info>
            <text:p text:style-name="P1">An alarm</text:p>
          </text:deletion>
        </text:changed-region>
        <text:changed-region xml:id="ct154247424" text:id="ct154247424">
          <text:insertion>
            <office:change-info>
              <dc:creator>Unknown Author</dc:creator>
              <dc:date>2023-06-24T14:03:00</dc:date>
            </office:change-info>
          </text:insertion>
        </text:changed-region>
        <text:changed-region xml:id="ct154248048" text:id="ct154248048">
          <text:deletion>
            <office:change-info>
              <dc:creator>Unknown Author</dc:creator>
              <dc:date>2023-06-24T14:04:00</dc:date>
            </office:change-info>
            <text:p text:style-name="P1">activated </text:p>
          </text:deletion>
        </text:changed-region>
        <text:changed-region xml:id="ct154249296" text:id="ct154249296">
          <text:insertion>
            <office:change-info>
              <dc:creator>Unknown Author</dc:creator>
              <dc:date>2023-06-24T14:04:00</dc:date>
            </office:change-info>
          </text:insertion>
        </text:changed-region>
        <text:changed-region xml:id="ct154249088" text:id="ct154249088">
          <text:insertion>
            <office:change-info>
              <dc:creator>Unknown Author</dc:creator>
              <dc:date>2023-06-24T14:04:00</dc:date>
            </office:change-info>
          </text:insertion>
        </text:changed-region>
        <text:changed-region xml:id="ct154247008" text:id="ct154247008">
          <text:insertion>
            <office:change-info>
              <dc:creator>Unknown Author</dc:creator>
              <dc:date>2023-06-24T14:04:00</dc:date>
            </office:change-info>
          </text:insertion>
        </text:changed-region>
        <text:changed-region xml:id="ct154246384" text:id="ct154246384">
          <text:deletion>
            <office:change-info>
              <dc:creator>Unknown Author</dc:creator>
              <dc:date>2023-06-24T14:04:00</dc:date>
            </office:change-info>
            <text:p text:style-name="P1">intensity</text:p>
          </text:deletion>
        </text:changed-region>
        <text:changed-region xml:id="ct154249400" text:id="ct154249400">
          <text:insertion>
            <office:change-info>
              <dc:creator>Unknown Author</dc:creator>
              <dc:date>2023-06-24T14:04:00</dc:date>
            </office:change-info>
          </text:insertion>
        </text:changed-region>
        <text:changed-region xml:id="ct154246904" text:id="ct154246904">
          <text:insertion>
            <office:change-info>
              <dc:creator>Unknown Author</dc:creator>
              <dc:date>2023-06-24T14:05:00</dc:date>
            </office:change-info>
          </text:insertion>
        </text:changed-region>
        <text:changed-region xml:id="ct325665808" text:id="ct325665808">
          <text:insertion>
            <office:change-info>
              <dc:creator>Unknown Author</dc:creator>
              <dc:date>2023-06-24T14:06:00</dc:date>
            </office:change-info>
          </text:insertion>
        </text:changed-region>
        <text:changed-region xml:id="ct325666016" text:id="ct325666016">
          <text:insertion>
            <office:change-info>
              <dc:creator>Unknown Author</dc:creator>
              <dc:date>2023-06-24T14:07:00</dc:date>
            </office:change-info>
          </text:insertion>
        </text:changed-region>
        <text:changed-region xml:id="ct325669656" text:id="ct325669656">
          <text:insertion>
            <office:change-info>
              <dc:creator>Unknown Author</dc:creator>
              <dc:date>2023-06-24T14:07:00</dc:date>
            </office:change-info>
          </text:insertion>
        </text:changed-region>
        <text:changed-region xml:id="ct325668824" text:id="ct325668824">
          <text:insertion>
            <office:change-info>
              <dc:creator>Unknown Author</dc:creator>
              <dc:date>2023-06-24T14:26:00</dc:date>
            </office:change-info>
          </text:insertion>
        </text:changed-region>
        <text:changed-region xml:id="ct325669552" text:id="ct325669552">
          <text:insertion>
            <office:change-info>
              <dc:creator>Unknown Author</dc:creator>
              <dc:date>2023-06-24T14:27:00</dc:date>
            </office:change-info>
          </text:insertion>
        </text:changed-region>
        <text:changed-region xml:id="ct325666848" text:id="ct325666848">
          <text:insertion>
            <office:change-info>
              <dc:creator>Unknown Author</dc:creator>
              <dc:date>2023-06-24T14:28:00</dc:date>
            </office:change-info>
          </text:insertion>
        </text:changed-region>
        <text:changed-region xml:id="ct325667992" text:id="ct325667992">
          <text:insertion>
            <office:change-info>
              <dc:creator>Unknown Author</dc:creator>
              <dc:date>2023-06-24T14:30:00</dc:date>
            </office:change-info>
          </text:insertion>
        </text:changed-region>
        <text:changed-region xml:id="ct325668408" text:id="ct325668408">
          <text:insertion>
            <office:change-info>
              <dc:creator>Unknown Author</dc:creator>
              <dc:date>2023-06-24T14:33:00</dc:date>
            </office:change-info>
          </text:insertion>
        </text:changed-region>
        <text:changed-region xml:id="ct325668512" text:id="ct325668512">
          <text:insertion>
            <office:change-info>
              <dc:creator>Unknown Author</dc:creator>
              <dc:date>2023-06-24T14:34:00</dc:date>
            </office:change-info>
          </text:insertion>
        </text:changed-region>
        <text:changed-region xml:id="ct325668616" text:id="ct325668616">
          <text:insertion>
            <office:change-info>
              <dc:creator>Unknown Author</dc:creator>
              <dc:date>2023-06-24T14:35:00</dc:date>
            </office:change-info>
          </text:insertion>
        </text:changed-region>
        <text:changed-region xml:id="ct325667056" text:id="ct325667056">
          <text:insertion>
            <office:change-info>
              <dc:creator>Unknown Author</dc:creator>
              <dc:date>2023-06-24T14:36:00</dc:date>
            </office:change-info>
          </text:insertion>
        </text:changed-region>
        <text:changed-region xml:id="ct325668720" text:id="ct325668720">
          <text:insertion>
            <office:change-info>
              <dc:creator>Unknown Author</dc:creator>
              <dc:date>2023-06-24T14:37:00</dc:date>
            </office:change-info>
          </text:insertion>
        </text:changed-region>
        <text:changed-region xml:id="ct325668928" text:id="ct325668928">
          <text:insertion>
            <office:change-info>
              <dc:creator>Unknown Author</dc:creator>
              <dc:date>2023-06-24T14:38:00</dc:date>
            </office:change-info>
          </text:insertion>
        </text:changed-region>
        <text:changed-region xml:id="ct325669448" text:id="ct325669448">
          <text:insertion>
            <office:change-info>
              <dc:creator>Unknown Author</dc:creator>
              <dc:date>2023-06-24T14:39:00</dc:date>
            </office:change-info>
          </text:insertion>
        </text:changed-region>
        <text:changed-region xml:id="ct325666952" text:id="ct325666952">
          <text:insertion>
            <office:change-info>
              <dc:creator>Unknown Author</dc:creator>
              <dc:date>2023-06-24T14:40:00</dc:date>
            </office:change-info>
          </text:insertion>
        </text:changed-region>
        <text:changed-region xml:id="ct325667160" text:id="ct325667160">
          <text:insertion>
            <office:change-info>
              <dc:creator>Unknown Author</dc:creator>
              <dc:date>2023-06-24T14:41:00</dc:date>
            </office:change-info>
          </text:insertion>
        </text:changed-region>
        <text:changed-region xml:id="ct325671320" text:id="ct325671320">
          <text:insertion>
            <office:change-info>
              <dc:creator>Unknown Author</dc:creator>
              <dc:date>2023-06-24T14:43:00</dc:date>
            </office:change-info>
          </text:insertion>
        </text:changed-region>
        <text:changed-region xml:id="ct325672360" text:id="ct325672360">
          <text:insertion>
            <office:change-info>
              <dc:creator>Unknown Author</dc:creator>
              <dc:date>2023-06-24T14:44:00</dc:date>
            </office:change-info>
          </text:insertion>
        </text:changed-region>
        <text:changed-region xml:id="ct325672672" text:id="ct325672672">
          <text:insertion>
            <office:change-info>
              <dc:creator>Unknown Author</dc:creator>
              <dc:date>2023-06-24T14:50:00</dc:date>
            </office:change-info>
          </text:insertion>
        </text:changed-region>
        <text:changed-region xml:id="ct325672568" text:id="ct325672568">
          <text:insertion>
            <office:change-info>
              <dc:creator>Unknown Author</dc:creator>
              <dc:date>2023-06-24T14:53:00</dc:date>
            </office:change-info>
          </text:insertion>
        </text:changed-region>
        <text:changed-region xml:id="ct325670176" text:id="ct325670176">
          <text:insertion>
            <office:change-info>
              <dc:creator>Unknown Author</dc:creator>
              <dc:date>2023-06-24T14:53:00</dc:date>
            </office:change-info>
          </text:insertion>
        </text:changed-region>
        <text:changed-region xml:id="ct325671528" text:id="ct325671528">
          <text:insertion>
            <office:change-info>
              <dc:creator>Unknown Author</dc:creator>
              <dc:date>2023-06-24T14:54:00</dc:date>
            </office:change-info>
          </text:insertion>
        </text:changed-region>
        <text:changed-region xml:id="ct325670384" text:id="ct325670384">
          <text:insertion>
            <office:change-info>
              <dc:creator>Unknown Author</dc:creator>
              <dc:date>2023-06-24T14:55:00</dc:date>
            </office:change-info>
          </text:insertion>
        </text:changed-region>
        <text:changed-region xml:id="ct325670280" text:id="ct325670280">
          <text:insertion>
            <office:change-info>
              <dc:creator>Unknown Author</dc:creator>
              <dc:date>2023-06-24T14:54:00</dc:date>
            </office:change-info>
          </text:insertion>
        </text:changed-region>
        <text:changed-region xml:id="ct325673816" text:id="ct325673816">
          <text:insertion>
            <office:change-info>
              <dc:creator>Unknown Author</dc:creator>
              <dc:date>2023-06-24T15:05:00</dc:date>
            </office:change-info>
          </text:insertion>
        </text:changed-region>
        <text:changed-region xml:id="ct325679640" text:id="ct325679640">
          <text:insertion>
            <office:change-info>
              <dc:creator>Unknown Author</dc:creator>
              <dc:date>2023-06-24T15:05:00</dc:date>
            </office:change-info>
          </text:insertion>
        </text:changed-region>
        <text:changed-region xml:id="ct325673088" text:id="ct325673088">
          <text:insertion>
            <office:change-info>
              <dc:creator>Unknown Author</dc:creator>
              <dc:date>2023-06-24T15:06:00</dc:date>
            </office:change-info>
          </text:insertion>
        </text:changed-region>
        <text:changed-region xml:id="ct325679432" text:id="ct325679432">
          <text:insertion>
            <office:change-info>
              <dc:creator>Unknown Author</dc:creator>
              <dc:date>2023-06-24T15:06:00</dc:date>
            </office:change-info>
          </text:insertion>
        </text:changed-region>
        <text:changed-region xml:id="ct325670488" text:id="ct325670488">
          <text:insertion>
            <office:change-info>
              <dc:creator>Unknown Author</dc:creator>
              <dc:date>2023-06-24T15:06:00</dc:date>
            </office:change-info>
          </text:insertion>
        </text:changed-region>
        <text:changed-region xml:id="ct325672984" text:id="ct325672984">
          <text:insertion>
            <office:change-info>
              <dc:creator>Unknown Author</dc:creator>
              <dc:date>2023-06-24T14:56:00</dc:date>
            </office:change-info>
          </text:insertion>
        </text:changed-region>
        <text:changed-region xml:id="ct325670800" text:id="ct325670800">
          <text:insertion>
            <office:change-info>
              <dc:creator>Unknown Author</dc:creator>
              <dc:date>2023-06-24T14:56:00</dc:date>
            </office:change-info>
          </text:insertion>
        </text:changed-region>
        <text:changed-region xml:id="ct325673192" text:id="ct325673192">
          <text:insertion>
            <office:change-info>
              <dc:creator>Unknown Author</dc:creator>
              <dc:date>2023-06-24T14:56:00</dc:date>
            </office:change-info>
          </text:insertion>
        </text:changed-region>
        <text:changed-region xml:id="ct325671944" text:id="ct325671944">
          <text:insertion>
            <office:change-info>
              <dc:creator>Unknown Author</dc:creator>
              <dc:date>2023-06-24T14:56:00</dc:date>
            </office:change-info>
          </text:insertion>
        </text:changed-region>
        <text:changed-region xml:id="ct325673296" text:id="ct325673296">
          <text:insertion>
            <office:change-info>
              <dc:creator>Unknown Author</dc:creator>
              <dc:date>2023-06-24T14:57:00</dc:date>
            </office:change-info>
          </text:insertion>
        </text:changed-region>
        <text:changed-region xml:id="ct325671632" text:id="ct325671632">
          <text:insertion>
            <office:change-info>
              <dc:creator>Unknown Author</dc:creator>
              <dc:date>2023-06-24T14:57:00</dc:date>
            </office:change-info>
          </text:insertion>
        </text:changed-region>
        <text:changed-region xml:id="ct325676520" text:id="ct325676520">
          <text:insertion>
            <office:change-info>
              <dc:creator>Unknown Author</dc:creator>
              <dc:date>2023-06-24T14:58:00</dc:date>
            </office:change-info>
          </text:insertion>
        </text:changed-region>
        <text:changed-region xml:id="ct325672152" text:id="ct325672152">
          <text:insertion>
            <office:change-info>
              <dc:creator>Unknown Author</dc:creator>
              <dc:date>2023-06-24T14:59:00</dc:date>
            </office:change-info>
          </text:insertion>
        </text:changed-region>
        <text:changed-region xml:id="ct325674336" text:id="ct325674336">
          <text:insertion>
            <office:change-info>
              <dc:creator>Unknown Author</dc:creator>
              <dc:date>2023-06-24T14:59:00</dc:date>
            </office:change-info>
          </text:insertion>
        </text:changed-region>
        <text:changed-region xml:id="ct325674128" text:id="ct325674128">
          <text:insertion>
            <office:change-info>
              <dc:creator>Unknown Author</dc:creator>
              <dc:date>2023-06-24T14:59:00</dc:date>
            </office:change-info>
          </text:insertion>
        </text:changed-region>
        <text:changed-region xml:id="ct325674960" text:id="ct325674960">
          <text:insertion>
            <office:change-info>
              <dc:creator>Unknown Author</dc:creator>
              <dc:date>2023-06-24T15:00:00</dc:date>
            </office:change-info>
          </text:insertion>
        </text:changed-region>
        <text:changed-region xml:id="ct325674024" text:id="ct325674024">
          <text:insertion>
            <office:change-info>
              <dc:creator>Unknown Author</dc:creator>
              <dc:date>2023-06-24T15:01:00</dc:date>
            </office:change-info>
          </text:insertion>
        </text:changed-region>
        <text:changed-region xml:id="ct325673712" text:id="ct325673712">
          <text:insertion>
            <office:change-info>
              <dc:creator>Unknown Author</dc:creator>
              <dc:date>2023-06-24T15:01:00</dc:date>
            </office:change-info>
          </text:insertion>
        </text:changed-region>
        <text:changed-region xml:id="ct325675896" text:id="ct325675896">
          <text:insertion>
            <office:change-info>
              <dc:creator>Unknown Author</dc:creator>
              <dc:date>2023-06-24T15:02:00</dc:date>
            </office:change-info>
          </text:insertion>
        </text:changed-region>
        <text:changed-region xml:id="ct325676104" text:id="ct325676104">
          <text:insertion>
            <office:change-info>
              <dc:creator>Unknown Author</dc:creator>
              <dc:date>2023-06-24T15:03:00</dc:date>
            </office:change-info>
          </text:insertion>
        </text:changed-region>
        <text:changed-region xml:id="ct325675168" text:id="ct325675168">
          <text:insertion>
            <office:change-info>
              <dc:creator>Unknown Author</dc:creator>
              <dc:date>2023-06-24T15:03:00</dc:date>
            </office:change-info>
          </text:insertion>
        </text:changed-region>
        <text:changed-region xml:id="ct325676312" text:id="ct325676312">
          <text:insertion>
            <office:change-info>
              <dc:creator>Unknown Author</dc:creator>
              <dc:date>2023-06-24T15:04:00</dc:date>
            </office:change-info>
          </text:insertion>
        </text:changed-region>
        <text:changed-region xml:id="ct325671424" text:id="ct325671424">
          <text:insertion>
            <office:change-info>
              <dc:creator>Unknown Author</dc:creator>
              <dc:date>2023-06-24T15:04:00</dc:date>
            </office:change-info>
          </text:insertion>
        </text:changed-region>
        <text:changed-region xml:id="ct330841536" text:id="ct330841536">
          <text:insertion>
            <office:change-info>
              <dc:creator>Unknown Author</dc:creator>
              <dc:date>2023-06-24T15:12:00</dc:date>
            </office:change-info>
          </text:insertion>
        </text:changed-region>
        <text:changed-region xml:id="ct330839976" text:id="ct330839976">
          <text:insertion>
            <office:change-info>
              <dc:creator>Unknown Author</dc:creator>
              <dc:date>2023-06-24T15:13:00</dc:date>
            </office:change-info>
          </text:insertion>
        </text:changed-region>
        <text:changed-region xml:id="ct330840704" text:id="ct330840704">
          <text:insertion>
            <office:change-info>
              <dc:creator>Unknown Author</dc:creator>
              <dc:date>2023-06-24T15:14:00</dc:date>
            </office:change-info>
          </text:insertion>
        </text:changed-region>
        <text:changed-region xml:id="ct330847464" text:id="ct330847464">
          <text:insertion>
            <office:change-info>
              <dc:creator>Unknown Author</dc:creator>
              <dc:date>2023-06-24T15:15:00</dc:date>
            </office:change-info>
          </text:insertion>
        </text:changed-region>
        <text:changed-region xml:id="ct330842264" text:id="ct330842264">
          <text:insertion>
            <office:change-info>
              <dc:creator>Unknown Author</dc:creator>
              <dc:date>2023-06-24T15:16:00</dc:date>
            </office:change-info>
          </text:insertion>
        </text:changed-region>
        <text:changed-region xml:id="ct325668096" text:id="ct325668096">
          <text:insertion>
            <office:change-info>
              <dc:creator>Unknown Author</dc:creator>
              <dc:date>2023-06-24T14:10:00</dc:date>
            </office:change-info>
          </text:insertion>
        </text:changed-region>
        <text:changed-region xml:id="ct325668200" text:id="ct325668200">
          <text:deletion>
            <office:change-info>
              <dc:creator>Unknown Author</dc:creator>
              <dc:date>2023-06-24T14:10:00</dc:date>
            </office:change-info>
            <text:p text:style-name="P2">to</text:p>
          </text:deletion>
        </text:changed-region>
        <text:changed-region xml:id="ct330841952" text:id="ct330841952">
          <text:insertion>
            <office:change-info>
              <dc:creator>Unknown Author</dc:creator>
              <dc:date>2023-06-24T15:23:00</dc:date>
            </office:change-info>
          </text:insertion>
        </text:changed-region>
        <text:changed-region xml:id="ct330842056" text:id="ct330842056">
          <text:insertion>
            <office:change-info>
              <dc:creator>Unknown Author</dc:creator>
              <dc:date>2023-06-24T15:24:00</dc:date>
            </office:change-info>
          </text:insertion>
        </text:changed-region>
        <text:changed-region xml:id="ct330842160" text:id="ct330842160">
          <text:deletion>
            <office:change-info>
              <dc:creator>Unknown Author</dc:creator>
              <dc:date>2023-06-24T15:24:00</dc:date>
            </office:change-info>
            <text:p text:style-name="P3">0.XX</text:p>
          </text:deletion>
        </text:changed-region>
        <text:changed-region xml:id="ct330841432" text:id="ct330841432">
          <text:insertion>
            <office:change-info>
              <dc:creator>Unknown Author</dc:creator>
              <dc:date>2023-06-24T15:24:00</dc:date>
            </office:change-info>
          </text:insertion>
        </text:changed-region>
        <text:changed-region xml:id="ct330842680" text:id="ct330842680">
          <text:deletion>
            <office:change-info>
              <dc:creator>Unknown Author</dc:creator>
              <dc:date>2023-06-24T15:24:00</dc:date>
            </office:change-info>
            <text:p text:style-name="P3">amps</text:p>
          </text:deletion>
        </text:changed-region>
        <text:changed-region xml:id="ct330842576" text:id="ct330842576">
          <text:deletion>
            <office:change-info>
              <dc:creator>Unknown Author</dc:creator>
              <dc:date>2023-06-24T15:25:00</dc:date>
            </office:change-info>
            <text:p text:style-name="P3">[TODO: verify this]. </text:p>
          </text:deletion>
        </text:changed-region>
        <text:changed-region xml:id="ct330844760" text:id="ct330844760">
          <text:insertion>
            <office:change-info>
              <dc:creator>Unknown Author</dc:creator>
              <dc:date>2023-06-24T15:32:00</dc:date>
            </office:change-info>
          </text:insertion>
        </text:changed-region>
        <text:changed-region xml:id="ct330845280" text:id="ct330845280">
          <text:insertion>
            <office:change-info>
              <dc:creator>Unknown Author</dc:creator>
              <dc:date>2023-06-24T15:40:00</dc:date>
            </office:change-info>
          </text:insertion>
        </text:changed-region>
        <text:changed-region xml:id="ct330844032" text:id="ct330844032">
          <text:deletion>
            <office:change-info>
              <dc:creator>Unknown Author</dc:creator>
              <dc:date>2023-06-24T15:40:00</dc:date>
            </office:change-info>
            <text:p text:style-name="P3">[TODO: Lee, can we put a diagram or table 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HardwareX</text:span><text:span text:style-name="T3"> article template </text:span><text:span text:style-name="T6">Version 2 (June 2021)</text:span></text:p>
      <text:p text:style-name="P4"/>
      <text:p text:style-name="P28"><text:span text:style-name="T35">Before you complete this template</text:span><text:span text:style-name="T34">, a few important points to note:</text:span></text:p>
      <text:p text:style-name="P9"/>
      <text:list xml:id="list3869563876622121561" text:style-name="L1">
        <text:list-item>
          <text:p text:style-name="P114"><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1"><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6"><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3"><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4"><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3">Still got questions?</text:p>
      <text:list xml:id="list4726425912843450549" text:style-name="WWNum25">
        <text:list-item>
          <text:p text:style-name="P115"><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0"/>
      <text:p text:style-name="P9"><text:bookmark-end text:name="_Hlk73879819"/></text:p>
      <text:p text:style-name="P61"><text:bookmark-start text:name="_Hlk73532537"/>Now you are ready to fill in the template below. As you complete each section, please carefully read the associated instructions. All sections are mandatory.</text:p>
      <text:p text:style-name="P62">Once you have completed the template, delete this line and everything above it before submitting your article. In addition, please delete the instructions in the template (the text written in italics).</text:p>
      <text:p text:style-name="P24">- - - - - - - - - - - - - - - - - - - - - - - - - - - - - - - - - - - - - - - - - - - - - - - - - - - - - - - - - - - - - - - - </text:p>
      <text:p text:style-name="P5"><text:bookmark-end text:name="_Hlk73532537"/></text:p>
      <text:p text:style-name="P32">Article title</text:p>
      <text:p text:style-name="P35">A General Purpose Alarm Device (GPAD)</text:p>
      <text:p text:style-name="P30"/>
      <text:p text:style-name="P32">Authors</text:p>
      <text:p text:style-name="P65">Robert L. Read*, Lawrence Kincheloe, Forrest Lee Erickson</text:p>
      <text:p text:style-name="P31"><text:soft-page-break/></text:p>
      <text:p text:style-name="P32">Affiliations</text:p>
      <text:p text:style-name="P37">Robert L. Read<text:tab/><text:tab/>Lawrence Kincheloe<text:tab/>Forrest Lee Erickson</text:p>
      <text:p text:style-name="P37">Public Invention<text:tab/><text:tab/><text:tab/><text:tab/><text:tab/>Public Invention</text:p>
      <text:p text:style-name="P37">1709 Norris Dr.<text:tab/><text:tab/><text:tab/><text:tab/><text:tab/>1709 Norris Dr.</text:p>
      <text:p text:style-name="P37">Austin, TX, 78704<text:tab/><text:tab/><text:tab/><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6">read.robert@pubinv.org</text:span></text:a></text:p>
      <text:p text:style-name="P37">twitter: @robertleeread</text:p>
      <text:p text:style-name="P33"/>
      <text:p text:style-name="P6">Abstract </text:p>
      <text:p text:style-name="P12">Max. 200 words. Remember that the abstract is what readers see first in electronic abstracting &amp; indexing services - make it brief, specific, interesting and easy to understand. If a research article refers to your hardware, cite that research article here.</text:p>
      <text:p text:style-name="P12"/>
      <text:p text:style-name="P1"><text:change-start text:change-id="ct154244200"/>The General Purpose Alarm Device (GPAD) is an electronic device whi<text:change-end text:change-id="ct154244200"/><text:change-start text:change-id="ct154243472"/>ch is a Peripheral and is easy to design into a system on a teather (long cable) where some other device in the system is a Controller<text:change-end text:change-id="ct154243472"/><text:change-start text:change-id="ct154243576"/> but which does not have a user interface every where needed<text:change-end text:change-id="ct154243576"/><text:change-start text:change-id="ct154244408"/>. <text:change-end text:change-id="ct154244408"/>The General Purpose Alarm Device (GPAD) alerts persons to a <text:change-start text:change-id="ct154247840"/>system <text:change-end text:change-id="ct154247840"/>problem needing attention by <text:change text:change-id="ct154247632"/><text:change-start text:change-id="ct154246592"/><text:s/><text:change-end text:change-id="ct154246592"/><text:change-start text:change-id="ct325676208"/>illuminating<text:change-end text:change-id="ct325676208"/> bright LEDs and making a loud noise. A 40-character display can be used to provide <text:change-start text:change-id="ct154248568"/>detailed <text:change-end text:change-id="ct154248568"/>additional information<text:change-start text:change-id="ct154246696"/> about the system problem as instructed by the Controller<text:change-end text:change-id="ct154246696"/>. A mute button can be used to mute the alarm. <text:change text:change-id="ct154247528"/><text:s/><text:change-start text:change-id="ct154247424"/>Control of the GPAD <text:change-end text:change-id="ct154247424"/>can be <text:change text:change-id="ct154248048"/>through the a <text:change-start text:change-id="ct154249296"/>USB (COM <text:change-end text:change-id="ct154249296"/>serial port<text:change-start text:change-id="ct154249088"/>)<text:change-end text:change-id="ct154249088"/> or an <text:change-start text:change-id="ct154247008"/>5V <text:change-end text:change-id="ct154247008"/>SPI interface. The GPAD supports 5 alarm levels of increasing <text:change text:change-id="ct154246384"/><text:change-start text:change-id="ct154249400"/>urgency<text:change-end text:change-id="ct154249400"/>. It is based on the Arduino Uno <text:change-start text:change-id="ct154246904"/>Atmega328 <text:change-end text:change-id="ct154246904"/>design and potentially extensible the same way an Uno is, through headers and shields. It is driven by the need to produce a medical alarm for mechanical ventilator, but has wide applicability to alarm engineering, scientific, and hobby machines and instruments.<text:change-start text:change-id="ct325665808"/> Our design includes the printed wiring assembly, firmware for the GPAD Peripherial, An API and<text:change-end text:change-id="ct325665808"/><text:change-start text:change-id="ct325666016"/> example source code for the system Controller and a 3D printable enclosure.<text:change-end text:change-id="ct325666016"/></text:p>
      <text:p text:style-name="P12"/>
      <text:p text:style-name="P7"/>
      <text:p text:style-name="P23"><text:span text:style-name="T33">Keywords</text:span><text:span text:style-name="T32"> </text:span></text:p>
      <text:p text:style-name="P18">alarms, arduino, <text:change-start text:change-id="ct325669656"/>, UNO, <text:change-end text:change-id="ct325669656"/>SPI, medical alarms, monitoring</text:p>
      <text:p text:style-name="P8"/>
      <text:p text:style-name="P52">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15">Hardware name</text:p>
          </table:table-cell>
          <table:table-cell table:style-name="Table1.A1" office:value-type="string">
            <text:p text:style-name="P18">General Purpose Alarm Device (GPAD) v2.0</text:p>
          </table:table-cell>
        </table:table-row>
        <text:soft-page-break/>
        <table:table-row table:style-name="Table1.2">
          <table:table-cell table:style-name="Table1.A1" office:value-type="string">
            <text:p text:style-name="P15">Subject area</text:p>
          </table:table-cell>
          <table:table-cell table:style-name="Table1.A1" office:value-type="string">
            <text:p text:style-name="P50">General</text:p>
          </table:table-cell>
        </table:table-row>
        <table:table-row table:style-name="Table1.3">
          <table:table-cell table:style-name="Table1.A1" office:value-type="string">
            <text:p text:style-name="P15">Hardware type</text:p>
          </table:table-cell>
          <table:table-cell table:style-name="Table1.A1" office:value-type="string">
            <text:list xml:id="list8797029189568273410" text:style-name="WWNum11">
              <text:list-header>
                <text:p text:style-name="P95">Other: general alarms <text:s/>for digitally detectable alert conditions</text:p>
              </text:list-header>
            </text:list>
          </table:table-cell>
        </table:table-row>
        <table:table-row table:style-name="Table1.4">
          <table:table-cell table:style-name="Table1.A1" office:value-type="string">
            <text:p text:style-name="P15">Closest commercial analog</text:p>
          </table:table-cell>
          <table:table-cell table:style-name="Table1.A1" office:value-type="string">
            <text:p text:style-name="P18">No commercial analog is available.</text:p>
          </table:table-cell>
        </table:table-row>
        <table:table-row table:style-name="Table1.5">
          <table:table-cell table:style-name="Table1.A1" office:value-type="string">
            <text:p text:style-name="P15">Open source license</text:p>
          </table:table-cell>
          <table:table-cell table:style-name="Table1.A1" office:value-type="string">
            <text:p text:style-name="P119">CERN Open Hardware Licence Version 2 - Strongly Reciprocal</text:p>
            <text:p text:style-name="P67"><text:line-break/></text:p>
          </table:table-cell>
        </table:table-row>
        <table:table-row table:style-name="Table1.6">
          <table:table-cell table:style-name="Table1.A1" office:value-type="string">
            <text:p text:style-name="P15">Cost of hardware</text:p>
          </table:table-cell>
          <table:table-cell table:style-name="Table1.B6" office:value-type="currency" office:currency="USD" office:value="100">
            <text:p text:style-name="P18">$100.00</text:p>
          </table:table-cell>
        </table:table-row>
        <table:table-row table:style-name="Table1.7">
          <table:table-cell table:style-name="Table1.A1" office:value-type="string">
            <text:p text:style-name="P15">Source file repository </text:p>
          </table:table-cell>
          <table:table-cell table:style-name="Table1.A1" office:value-type="string">
            <text:p text:style-name="P23"><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3"><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ext:soft-page-break/>
        <table:table-row table:style-name="Table1.8">
          <table:table-cell table:style-name="Table1.A1" office:value-type="string">
            <text:p text:style-name="P23"><text:span text:style-name="T4">OSHWA certification UID<text:line-break/></text:span><text:span text:style-name="T8">(OPTIONAL)</text:span></text:p>
          </table:table-cell>
          <table:table-cell table:style-name="Table1.A1" office:value-type="string">
            <text:p text:style-name="P47"><text:span text:style-name="T43">We encourage you to apply for a free </text:span><text:a xlink:type="simple" xlink:href="https://certification.oshwa.org/" text:style-name="Internet_20_link" text:visited-style-name="Visited_20_Internet_20_Link"><text:span text:style-name="T8">OSHWA Certification</text:span></text:a><text:span text:style-name="T43">, which confirms your work is open-source compliant. </text:span></text:p>
            <text:p text:style-name="P51">If certification has been acquired, insert the OSHWA UID here. For example: “CH000005”. In your OSHWA certification project description, include a link to your HardwareX publication and the tag #HX.</text:p>
            <text:p text:style-name="P25">If you haven’t acquired certification, please delete this row of the specifications table.</text:p>
          </table:table-cell>
        </table:table-row>
      </table:table>
      <text:p text:style-name="P8"/>
      <text:list xml:id="list3848113058064435759" text:style-name="WWNum8">
        <text:list-item>
          <text:p text:style-name="P99">Hardware in context</text:p>
        </text:list-item>
      </text:list>
      <text:p text:style-name="P96">Write a short description of the hardware and provide context, i.e., describe similar open hardware and proprietary equipment in the field.<text:change-start text:change-id="ct325668824"/></text:p>
      <text:p text:style-name="P97">We have designed a printed wiring assembly and an enclosure. <text:s/>The enclosure is <text:change-end text:change-id="ct325668824"/><text:change-start text:change-id="ct325669552"/>approximately 160mm x 110mm x <text:s/>50mm (6”x4.25”x<text:change-end text:change-id="ct325669552"/><text:change-start text:change-id="ct325666848"/>1.75”) <text:change-end text:change-id="ct325666848"/><text:change-start text:change-id="ct325667992"/><text:s/>The <text:change-end text:change-id="ct325667992"/><text:change-start text:change-id="ct325668408"/>assembly weights 232 grams (exclusive of any power supply).</text:p>
      <text:p text:style-name="P97">The dev<text:change-end text:change-id="ct325668408"/><text:change-start text:change-id="ct325668512"/>ice has a 20x4 character display (English characters), five bright white programmable LEDs, a programable buzzer, a “Mute” button which silences the buzzer and a non <text:change-end text:change-id="ct325668512"/><text:change-start text:change-id="ct325668616"/>programmable power indicator LED. The enclosure hangs by (for example) tie wraps from a rail<text:change-end text:change-id="ct325668616"/><text:change-start text:change-id="ct325667056"/> for vertical display or can rest on a horizontal surface. <text:s/>Typical signal connection is by an RJ12 data cable. Power is by an ex<text:change-end text:change-id="ct325667056"/><text:change-start text:change-id="ct325668720"/>ternal wall supply with a <text:change-end text:change-id="ct325668720"/><text:change-start text:change-id="ct325668928"/>2.1<text:change-end text:change-id="ct325668928"/><text:change-start text:change-id="ct325669448"/>mm center conductor power jack at 9-12V at <text:change-end text:change-id="ct325669448"/><text:change-start text:change-id="ct325666952"/>&lt;1000 <text:change-end text:change-id="ct325666952"/><text:change-start text:change-id="ct325667160"/>mA<text:change-end text:change-id="ct325667160"/></text:p>
      <text:p text:style-name="P58"/>
      <text:list xml:id="list35662229" text:continue-numbering="true" text:style-name="WWNum8">
        <text:list-item>
          <text:p text:style-name="P99">Hardware description</text:p>
        </text:list-item>
      </text:list>
      <text:p text:style-name="P23"><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text:span><text:span text:style-name="T7">example, how does this hardware compare to other hardware in terms of cost or ease of use, or how can it be used to develop further designs in a particular area? </text:span></text:p>
      <text:p text:style-name="P18"><text:change-start text:change-id="ct325671320"/>The GPAD integrates <text:change-end text:change-id="ct325671320"/><text:change-start text:change-id="ct325672360"/>several features hobbyist find useful in one one device.<text:line-break/>Although you can purchase 20x4 displays with parallel or I2C interfaces it is the integration in one PCB and enclosure of all of the features which our device adds to make this tethered device integrate into a system easy.</text:p>
      <text:p text:style-name="P18"><text:change-end text:change-id="ct325672360"/></text:p>
      <text:p text:style-name="P10">Add 3-5 bullet points which broadly explain to other researchers - inside or outside of the original user community - how the hardware could help them, with either standard or novel laboratory tasks.</text:p>
      <text:p text:style-name="P73"><text:change-start text:change-id="ct325672672"/>The GPAD Features</text:p>
      <text:p text:style-name="P18">Five Bright LEDs, </text:p>
      <text:p text:style-name="P18">A buzzer to indicate urgent attention required, </text:p>
      <text:p text:style-name="P18">A button (to mute that buzzer) for minimum user feedback, </text:p>
      <text:p text:style-name="P18">A 20x4 character display to provide detailed information to the user.</text:p>
      <text:p text:style-name="P18">Enclosure which can be vertically mounted by hanging for example with wire ties.</text:p>
      <text:p text:style-name="P18"><text:change-end text:change-id="ct325672672"/></text:p>
      <text:p text:style-name="P48">Design files</text:p>
      <text:p text:style-name="P47"><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3490920936944941941" text:style-name="L2">
        <text:list-item>
          <text:p text:style-name="P100"><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1"><text:soft-page-break/>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3">Include your design files in the body of the manuscript (e.g., as figures).</text:p>
        </text:list-item>
      </text:list>
      <text:p text:style-name="P11"/>
      <text:p text:style-name="P23"><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10"/>
      <text:p text:style-name="P23"><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10"/>
      <text:p text:style-name="P23"><text:span text:style-name="T12">Electronics</text:span><text:span text:style-name="T7">: PCB layouts and other electronics design files can be uploaded to the </text:span><text:span text:style-name="T7"> or other repositories or as supplementary materials. </text:span></text:p>
      <text:p text:style-name="P13"/>
      <text:p text:style-name="P23"><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6"/>
      <text:list xml:id="list35673445" text:continue-list="list35662229" text:style-name="WWNum8">
        <text:list-item>
          <text:p text:style-name="P102">Design files summary</text:p>
        </text:list-item>
      </text:list>
      <text:p text:style-name="P10">Complete a separate row for each design file associated with your hardware (including the primary design files). Any empty rows should be deleted.</text:p>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Design file name</text:p>
          </table:table-cell>
          <table:table-cell table:style-name="Table2.A1" office:value-type="string">
            <text:p text:style-name="P14">File type</text:p>
          </table:table-cell>
          <table:table-cell table:style-name="Table2.A1" office:value-type="string">
            <text:p text:style-name="P14">Open source license</text:p>
          </table:table-cell>
          <table:table-cell table:style-name="Table2.A1" office:value-type="string">
            <text:p text:style-name="P14">Location of the file </text:p>
          </table:table-cell>
        </table:table-row>
        <table:table-row table:style-name="Table2.2">
          <table:table-cell table:style-name="Table2.A1" office:value-type="string">
            <text:p text:style-name="P10">For example: Design file 1</text:p>
          </table:table-cell>
          <table:table-cell table:style-name="Table2.A1" office:value-type="string">
            <text:p text:style-name="P10">e.g., CAD files, figures, videos</text:p>
          </table:table-cell>
          <table:table-cell table:style-name="Table2.A1" office:value-type="string">
            <text:p text:style-name="P10">All designs must be submitted under an open hardware license. Enter the corresponding open source license for the file.</text:p>
          </table:table-cell>
          <table:table-cell table:style-name="Table2.A1" office:value-type="string">
            <text:p text:style-name="P10">Either enter the URL for the repository or the sentence: "Available with the article".</text:p>
          </table:table-cell>
        </table:table-row>
        <table:table-row table:style-name="Table2.3">
          <table:table-cell table:style-name="Table2.A3" office:value-type="string">
            <text:p text:style-name="P71"><text:change-start text:change-id="ct325672568"/>Firmware<text:change-end text:change-id="ct325672568"/></text:p>
          </table:table-cell>
          <table:table-cell table:style-name="Table2.A3" office:value-type="string">
            <text:p text:style-name="P15"><text:change-start text:change-id="ct325670176"/>A folder wi<text:change-end text:change-id="ct325670176"/><text:change-start text:change-id="ct325671528"/>th source files. A README.md there descirbes the various source files<text:change-end text:change-id="ct325671528"/></text:p>
          </table:table-cell>
          <table:table-cell table:style-name="Table2.A3" office:value-type="string">
            <text:p text:style-name="P15"><text:change-start text:change-id="ct325670384"/>Firmware: Affero GPL 3.0<text:change-end text:change-id="ct325670384"/></text:p>
          </table:table-cell>
          <table:table-cell table:style-name="Table2.A3" office:value-type="string">
            <text:p text:style-name="P15"><text:change-start text:change-id="ct325670280"/>https://github.com/PubInv/general-purpose-alarm-device/tree/main/Firmware<text:change-end text:change-id="ct325670280"/></text:p>
          </table:table-cell>
        </table:table-row>
        <table:table-row table:style-name="Table2.3">
          <table:table-cell table:style-name="Table2.A3" office:value-type="string">
            <text:p text:style-name="P15"><text:change-start text:change-id="ct325673816"/>Hardware<text:change-end text:change-id="ct325673816"/></text:p>
          </table:table-cell>
          <table:table-cell table:style-name="Table2.A3" office:value-type="string">
            <text:p text:style-name="P15"><text:change-start text:change-id="ct325679640"/>Folder holding a README <text:change-end text:change-id="ct325679640"/><text:change-start text:change-id="ct325673088"/>describing the subfolders to follow.<text:change-end text:change-id="ct325673088"/></text:p>
          </table:table-cell>
          <table:table-cell table:style-name="Table2.A3" office:value-type="string">
            <text:p text:style-name="P15"><text:change-start text:change-id="ct325679432"/>CERN Open Hardware Licence Version 2 - Strongly Reciprocal<text:change-end text:change-id="ct325679432"/></text:p>
          </table:table-cell>
          <table:table-cell table:style-name="Table2.A3" office:value-type="string">
            <text:p text:style-name="P15"><text:change-start text:change-id="ct325670488"/>https://github.com/PubInv/general-purpose-alarm-device/tree/main/Hardware<text:change-end text:change-id="ct325670488"/></text:p>
          </table:table-cell>
        </table:table-row>
        <table:table-row table:style-name="Table2.3">
          <table:table-cell table:style-name="Table2.A5" office:value-type="string">
            <text:p text:style-name="P15"><text:change-start text:change-id="ct325672984"/>GeneralPurposeAlarmDevicePCB<text:change-end text:change-id="ct325672984"/></text:p>
          </table:table-cell>
          <table:table-cell table:style-name="Table2.A5" office:value-type="string">
            <text:p text:style-name="P15"><text:change-start text:change-id="ct325670800"/>KiCad schematic and PCB files<text:change-end text:change-id="ct325670800"/></text:p>
          </table:table-cell>
          <table:table-cell table:style-name="Table2.A5" office:value-type="string">
            <text:p text:style-name="P15"><text:change-start text:change-id="ct325673192"/>CERN Open Hardware Licence Version 2 - Strongly Reciprocal<text:change-end text:change-id="ct325673192"/></text:p>
          </table:table-cell>
          <table:table-cell table:style-name="Table2.A5" office:value-type="string">
            <text:p text:style-name="P15"><text:change-start text:change-id="ct325671944"/>https://github.com/PubInv/general-purpose-alarm-device/tree/main/Hardware/GeneralPurposeAlarmDevicePCB<text:change-end text:change-id="ct325671944"/></text:p>
          </table:table-cell>
        </table:table-row>
        <table:table-row table:style-name="Table2.3">
          <table:table-cell table:style-name="Table2.A3" office:value-type="string">
            <text:p text:style-name="P15"><text:change-start text:change-id="ct325673296"/>Enclosure<text:change-end text:change-id="ct325673296"/></text:p>
          </table:table-cell>
          <table:table-cell table:style-name="Table2.A3" office:value-type="string">
            <text:p text:style-name="P15"><text:change-start text:change-id="ct325671632"/>OpenSCAD<text:change-end text:change-id="ct325671632"/><text:change-start text:change-id="ct325676520"/> and FreeCAD source files, STL and STEP files<text:change-end text:change-id="ct325676520"/><text:change-start text:change-id="ct325672152"/> for the enclosure<text:change-end text:change-id="ct325672152"/></text:p>
          </table:table-cell>
          <table:table-cell table:style-name="Table2.A3" office:value-type="string">
            <text:p text:style-name="P15"><text:change-start text:change-id="ct325674336"/>CERN Open Hardware Licence Version 2 - Strongly Reciprocal<text:change-end text:change-id="ct325674336"/></text:p>
          </table:table-cell>
          <table:table-cell table:style-name="Table2.A3" office:value-type="string">
            <text:p text:style-name="P15"><text:change-start text:change-id="ct325674128"/>https://github.com/PubInv/general-purpose-alarm-device/tree/main/Hardware/Enclosure<text:change-end text:change-id="ct325674128"/></text:p>
          </table:table-cell>
        </table:table-row>
        <table:table-row table:style-name="Table2.3">
          <table:table-cell table:style-name="Table2.A3" office:value-type="string">
            <text:p text:style-name="P15"><text:change-start text:change-id="ct325674960"/>Manufacturing<text:change-end text:change-id="ct325674960"/></text:p>
          </table:table-cell>
          <table:table-cell table:style-name="Table2.A3" office:value-type="string">
            <text:p text:style-name="P15"><text:change-start text:change-id="ct325674024"/>Bill of materials, Germber files and desecrption records of parts ordered for <text:soft-page-break/>the builds.<text:change-end text:change-id="ct325674024"/></text:p>
          </table:table-cell>
          <table:table-cell table:style-name="Table2.A3" office:value-type="string">
            <text:p text:style-name="P15"><text:change-start text:change-id="ct325673712"/>CERN Open Hardware Licence Version 2 - Strongly Reciprocal<text:change-end text:change-id="ct325673712"/></text:p>
          </table:table-cell>
          <table:table-cell table:style-name="Table2.A3" office:value-type="string">
            <text:p text:style-name="P15"><text:change-start text:change-id="ct325675896"/>https://github.com/PubInv/general-purpose-alarm-device/tree/main/Hardware/Manufacturing<text:change-end text:change-id="ct325675896"/></text:p>
          </table:table-cell>
        </table:table-row>
        <table:table-row table:style-name="Table2.3">
          <table:table-cell table:style-name="Table2.A3" office:value-type="string">
            <text:p text:style-name="P15"><text:change-start text:change-id="ct325676104"/>Manufacturing and Unit Test Documentation<text:change-end text:change-id="ct325676104"/></text:p>
          </table:table-cell>
          <table:table-cell table:style-name="Table2.A3" office:value-type="string">
            <text:p text:style-name="P15"><text:change-start text:change-id="ct325675168"/>Assembly instructions and notes <text:change-end text:change-id="ct325675168"/></text:p>
          </table:table-cell>
          <table:table-cell table:style-name="Table2.A3" office:value-type="string">
            <text:p text:style-name="P15"><text:change-start text:change-id="ct325676312"/>CERN Open Hardware Licence Version 2 - Strongly Reciprocal<text:change-end text:change-id="ct325676312"/></text:p>
          </table:table-cell>
          <table:table-cell table:style-name="Table2.A3" office:value-type="string">
            <text:p text:style-name="P15"><text:change-start text:change-id="ct325671424"/>https://github.com/PubInv/general-purpose-alarm-device/blob/main/Hardware/Documentation/ManufacturingUnitTestTroubleshootingRev2.md<text:change-end text:change-id="ct325671424"/></text:p>
          </table:table-cell>
        </table:table-row>
      </table:table>
      <text:p text:style-name="P20"><text:s/></text:p>
      <text:p text:style-name="P10">For each design file listed in the summary table above, include a short description of the file below (just one or two sentences per design file).</text:p>
      <text:p text:style-name="P54"/>
      <text:p text:style-name="P48">Bill of materials</text:p>
      <text:p text:style-name="P23"><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change-start text:change-id="ct330841536"/></text:p>
      <text:p text:style-name="P23"><text:span text:style-name="T7"/></text:p>
      <text:p text:style-name="P84"><text:span text:style-name="T4">The spread sheet used to receive the KiCad generated BOM/PARTS LIST and to transform it into the files necessary for ordering PCB assemblies from JLCPCB is found at:</text:span></text:p>
      <text:p text:style-name="P84"><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change-end text:change-id="ct330841536"/><text:change-start text:change-id="ct330839976"/></text:p>
      <text:p text:style-name="P84"><text:span text:style-name="T4"/></text:p>
      <text:p text:style-name="P84"><text:span text:style-name="T4">Instructions are built into the spreadsheet for its use.</text:span><text:change-end text:change-id="ct330839976"/><text:change-start text:change-id="ct330840704"/></text:p>
      <text:p text:style-name="P84"><text:span text:style-name="T4">JLCPCB build the raw PCB and did SMT assembly and some through hole assembly. The </text:span><text:span text:style-name="T44">balance</text:span><text:span text:style-name="T4"> of the through hole assembly was done by Public Invention </text:span><text:change-end text:change-id="ct330840704"/><text:change-start text:change-id="ct330847464"/><text:span text:style-name="T4">volunteers.</text:span><text:change-end text:change-id="ct330847464"/></text:p>
      <text:p text:style-name="P10"/>
      <text:list xml:id="list35660550" text:continue-numbering="true" text:style-name="WWNum8">
        <text:list-item>
          <text:p text:style-name="P108">Bill of materials summary</text:p>
        </text:list-item>
      </text:list>
      <text:p text:style-name="P10">Complete a separate row for each component of your hardware – all components associated with a cost should be listed and any empty rows should be deleted. </text:p>
      <text:p text:style-name="P13"/>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4">Designator</text:p>
          </table:table-cell>
          <table:table-cell table:style-name="Table3.A1" office:value-type="string">
            <text:p text:style-name="P14">Component </text:p>
          </table:table-cell>
          <table:table-cell table:style-name="Table3.A1" office:value-type="string">
            <text:p text:style-name="P14">Number</text:p>
          </table:table-cell>
          <table:table-cell table:style-name="Table3.A1" office:value-type="string">
            <text:p text:style-name="P14">Cost per unit -currency</text:p>
          </table:table-cell>
          <table:table-cell table:style-name="Table3.A1" office:value-type="string">
            <text:p text:style-name="P14">Total cost -</text:p>
            <text:p text:style-name="P14">currency</text:p>
          </table:table-cell>
          <table:table-cell table:style-name="Table3.A1" office:value-type="string">
            <text:p text:style-name="P14">Source of materials</text:p>
          </table:table-cell>
          <table:table-cell table:style-name="Table3.A1" office:value-type="string">
            <text:p text:style-name="P14">Material type</text:p>
          </table:table-cell>
        </table:table-row>
        <table:table-row table:style-name="Table3.1">
          <table:table-cell table:style-name="Table3.A1" office:value-type="string">
            <text:p text:style-name="P10">If possible, use the same designator here as you use in the associated design file. If that’s not possible, you will need to explain the relationship between the two.</text:p>
          </table:table-cell>
          <table:table-cell table:style-name="Table3.A1" office:value-type="string">
            <text:p text:style-name="P10">Name of Component 1</text:p>
          </table:table-cell>
          <table:table-cell table:style-name="Table3.A1" office:value-type="string">
            <text:p text:style-name="P10">Number of units</text:p>
          </table:table-cell>
          <table:table-cell table:style-name="Table3.A1" office:value-type="string">
            <text:p text:style-name="P10">Cost per unit and the currency used</text:p>
          </table:table-cell>
          <table:table-cell table:style-name="Table3.A1" office:value-type="string">
            <text:p text:style-name="P10">Total cost and the currency used</text:p>
          </table:table-cell>
          <table:table-cell table:style-name="Table3.A1" office:value-type="string">
            <text:p text:style-name="P10">If possible, include a direct link to a webpage where the component can be purchased </text:p>
          </table:table-cell>
          <table:table-cell table:style-name="Table3.A1" office:value-type="string">
            <text:p text:style-name="P10">Select from: </text:p>
            <text:p text:style-name="P16">-Metal</text:p>
            <text:p text:style-name="P16">-Semi-conductor</text:p>
            <text:p text:style-name="P16">-Ceramic</text:p>
            <text:p text:style-name="P16">-Polymer</text:p>
            <text:p text:style-name="P16">-Biomaterial</text:p>
            <text:p text:style-name="P16">-Organic</text:p>
            <text:p text:style-name="P16">-Inorganic</text:p>
            <text:p text:style-name="P16">-Composite</text:p>
            <text:p text:style-name="P16">-Nanomaterial</text:p>
            <text:p text:style-name="P16">-Semiconductor</text:p>
            <text:p text:style-name="P16">-Non-specific</text:p>
            <text:p text:style-name="P23"><text:span text:style-name="T5">-Other</text:span><text:span text:style-name="T7"> </text:span></text:p>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p text:style-name="P10"/>
      <text:p text:style-name="P10">You can use this space for any additional descriptions of the materials used. </text:p>
      <text:p text:style-name="P6"/>
      <text:list xml:id="list35671405" text:continue-numbering="true" text:style-name="WWNum8">
        <text:list-item>
          <text:p text:style-name="P102">Build instructions </text:p>
        </text:list-item>
      </text:list>
      <text:p text:style-name="P53"><text:soft-page-break/></text:p>
      <text:p text:style-name="P2"><text:change-start text:change-id="ct330842264"/>Detailed instructions for the balance of manufacturing on the assemblies received from JLCPCB is in a mark down document, “Manufacturing and Unit Test Documentation, PCB Version 2.0, 20230228” found at:</text:p>
      <text:p text:style-name="P2"><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2">The time to build assemblies was capture in a Github Issue.</text:p>
      <text:p text:style-name="P2"><text:change-end text:change-id="ct330842264"/>See Github Issue #229: The labor to assemble <text:change-start text:change-id="ct325668096"/>the printed circuit assembly<text:change-end text:change-id="ct325668096"/><text:change text:change-id="ct325668200"/> <text:s/>is approximately 40 minutes per unit.</text:p>
      <text:p text:style-name="P10">Provide detailed, step-by-step construction instructions for the submitted hardware:</text:p>
      <text:list xml:id="list7496190626994281663" text:style-name="L3">
        <text:list-item>
          <text:p text:style-name="P104">Include all necessary information for reproducing it.</text:p>
        </text:list-item>
        <text:list-item>
          <text:p text:style-name="P104">Explain and (when possible) characterize design decisions. Include any design alternatives you created.</text:p>
        </text:list-item>
        <text:list-item>
          <text:p text:style-name="P104">Use visual instructions such as schematics, images and videos.</text:p>
        </text:list-item>
        <text:list-item>
          <text:p text:style-name="P109"><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4">Highlight any potential safety concerns.</text:p>
        </text:list-item>
      </text:list>
      <text:p text:style-name="P55"/>
      <text:list xml:id="list35668258" text:continue-list="list35671405" text:style-name="WWNum8">
        <text:list-item>
          <text:p text:style-name="P99">Operation instructions </text:p>
        </text:list-item>
      </text:list>
      <text:p text:style-name="P10">Provide detailed, step-by-step instructions for the safe and proper operation of the hardware. </text:p>
      <text:list xml:id="list5263260660949549782" text:style-name="L4">
        <text:list-item>
          <text:p text:style-name="P105">Use visual instructions, as necessary.</text:p>
        </text:list-item>
        <text:list-item>
          <text:p text:style-name="P105">Highlight any potential safety hazards.</text:p>
        </text:list-item>
      </text:list>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7">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Conceptually, the sensing device treats the GPAD as an API—an Application Programmers Interface. The six alarm levels are conceptually named:</text:p>
      <text:list xml:id="list2093422185313404047" text:style-name="L5">
        <text:list-item>
          <text:p text:style-name="P107">Silent,</text:p>
        </text:list-item>
        <text:list-item>
          <text:p text:style-name="P107">Informational,</text:p>
        </text:list-item>
        <text:list-item>
          <text:p text:style-name="P107">Problem,</text:p>
        </text:list-item>
        <text:list-item>
          <text:p text:style-name="P107">Warning,</text:p>
        </text:list-item>
        <text:list-item>
          <text:p text:style-name="P107">Critical,</text:p>
        </text:list-item>
        <text:list-item>
          <text:p text:style-name="P107">Panic.</text:p>
        </text:list-item>
      </text:list>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43"><text:soft-page-break/></text:p>
      <text:p text:style-name="P43">In order to actually send the message, the programmer of the sensing device will likely use our software library. A C/C++ programmer will likely immediately understand the API from its actual declaration in the file alarm_api.h:</text:p>
      <text:p text:style-name="P44">#ifndef ALARM_API</text:p>
      <text:p text:style-name="P44">#define ALARM_API</text:p>
      <text:p text:style-name="P44">#include &lt;Stream.h&gt;</text:p>
      <text:p text:style-name="P44"/>
      <text:p text:style-name="P44">enum AlarmLevel { silent, informational, problem, warning, critical, panic };</text:p>
      <text:p text:style-name="P44">// const char *AlarmNames[] = { "OK <text:s text:c="2"/>","INFO.","PROB.","WARN ","CRIT.","PANIC" };</text:p>
      <text:p text:style-name="P44">const int NUM_LEVELS = 6;</text:p>
      <text:p text:style-name="P44"/>
      <text:p text:style-name="P44">const int MAX_MSG_LEN = 80;</text:p>
      <text:p text:style-name="P44">const int MAX_BUFFER_SIZE = MAX_MSG_LEN + 1;</text:p>
      <text:p text:style-name="P44">typedef struct {</text:p>
      <text:p text:style-name="P44"><text:s text:c="16"/>uint8_t lvl;</text:p>
      <text:p text:style-name="P44"><text:s text:c="16"/>// we will use a null-terminated string!</text:p>
      <text:p text:style-name="P44"><text:s text:c="16"/>char msg[MAX_MSG_LEN+1];</text:p>
      <text:p text:style-name="P44"><text:s text:c="15"/>} AlarmEvent;</text:p>
      <text:p text:style-name="P44"/>
      <text:p text:style-name="P44">int alarm_event(AlarmEvent&amp; event,Stream &amp;serialport);</text:p>
      <text:p text:style-name="P44">int alarm(AlarmLevel level,char *str,Stream &amp;serialport);</text:p>
      <text:p text:style-name="P44"/>
      <text:p text:style-name="P44">#endif</text:p>
      <text:p text:style-name="P4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5"/>
      <text:list xml:id="list4686626901173808477" text:style-name="Outline">
        <text:list-item>
          <text:list>
            <text:list-item>
              <text:list>
                <text:list-item>
                  <text:h text:style-name="P117" text:outline-level="3">Hardware Connection</text:h>
                </text:list-item>
              </text:list>
            </text:list-item>
          </text:list>
        </text:list-item>
      </text:list>
      <text:p text:style-name="P3"><text:change-start text:change-id="ct330841952"/>Schematics in PDF form can be found in the folder at:</text:p>
      <text:p text:style-name="P3"><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3">You can View Schematics on Line with the links at: https://github.com/PubInv/general-purpose-alarm-device/tree/main/Hardware/GeneralPurposeAlarmDevicePCB</text:p>
      <text:p text:style-name="P3"><text:change-end text:change-id="ct330841952"/>The GPAD requires a 12V power supply via a standard 5.5mm OD 2.1mm pin. It draws less that <text:change-start text:change-id="ct330842056"/>1000<text:change-end text:change-id="ct330842056"/><text:change text:change-id="ct330842160"/> <text:change-start text:change-id="ct330841432"/>mA<text:change-end text:change-id="ct330841432"/><text:change text:change-id="ct330842680"/>, even at the highest alarm level.<text:change text:change-id="ct330842576"/></text:p>
      <text:p text:style-name="P3">The GPAD exposes an SPI interface through an RJ12 jack. The SPI pins are mapped the the RJ12 jack as:<text:change-start text:change-id="ct330844760"/></text:p>
      <text:h text:style-name="P118" text:outline-level="2"><text:change-end text:change-id="ct330844760"/><text:change-start text:change-id="ct330845280"/>SPI Peripherial Pins</text:h>
      <text:p text:style-name="P88">The connector is JR12 6P6C and pin 1 is on the left when the connector is held with the contact pins up and facing the observer.<text:line-break/><text:soft-page-break/>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0"><text:span text:style-name="Strong_20_Emphasis">Pin#</text:span></text:p>
            </table:table-cell>
            <table:table-cell table:style-name="Table4.A1" office:value-type="string">
              <text:p text:style-name="P120"><text:span text:style-name="Strong_20_Emphasis">Signal Name</text:span></text:p>
            </table:table-cell>
            <table:table-cell table:style-name="Table4.A1" office:value-type="string">
              <text:p text:style-name="P120"><text:span text:style-name="Strong_20_Emphasis">Note</text:span></text:p>
            </table:table-cell>
          </table:table-row>
        </table:table-header-rows>
        <table:table-row>
          <table:table-cell table:style-name="Table4.A1" office:value-type="string">
            <text:p text:style-name="P113">1</text:p>
          </table:table-cell>
          <table:table-cell table:style-name="Table4.A1" office:value-type="string">
            <text:p text:style-name="P113">nCS</text:p>
          </table:table-cell>
          <table:table-cell table:style-name="Table4.A1" office:value-type="string">
            <text:p text:style-name="P113">Active low</text:p>
          </table:table-cell>
        </table:table-row>
        <table:table-row>
          <table:table-cell table:style-name="Table4.A1" office:value-type="string">
            <text:p text:style-name="P113">2</text:p>
          </table:table-cell>
          <table:table-cell table:style-name="Table4.A1" office:value-type="string">
            <text:p text:style-name="P113">COPI</text:p>
          </table:table-cell>
          <table:table-cell table:style-name="Table4.A1" office:value-type="string">
            <text:p text:style-name="P113">Input to GPAD</text:p>
          </table:table-cell>
        </table:table-row>
        <table:table-row>
          <table:table-cell table:style-name="Table4.A1" office:value-type="string">
            <text:p text:style-name="P113">3</text:p>
          </table:table-cell>
          <table:table-cell table:style-name="Table4.A1" office:value-type="string">
            <text:p text:style-name="P113">GND</text:p>
          </table:table-cell>
          <table:table-cell table:style-name="Table4.A1" office:value-type="string">
            <text:p text:style-name="P112"/>
          </table:table-cell>
        </table:table-row>
        <table:table-row>
          <table:table-cell table:style-name="Table4.A1" office:value-type="string">
            <text:p text:style-name="P113">4</text:p>
          </table:table-cell>
          <table:table-cell table:style-name="Table4.A1" office:value-type="string">
            <text:p text:style-name="P113">SCK</text:p>
          </table:table-cell>
          <table:table-cell table:style-name="Table4.A1" office:value-type="string">
            <text:p text:style-name="P113">Input to GPAD</text:p>
          </table:table-cell>
        </table:table-row>
        <table:table-row>
          <table:table-cell table:style-name="Table4.A1" office:value-type="string">
            <text:p text:style-name="P113">5</text:p>
          </table:table-cell>
          <table:table-cell table:style-name="Table4.A1" office:value-type="string">
            <text:p text:style-name="P113">ControllerVcc</text:p>
          </table:table-cell>
          <table:table-cell table:style-name="Table4.A1" office:value-type="string">
            <text:p text:style-name="P113">5 Volts, an optional way to put power into the GPAD</text:p>
          </table:table-cell>
        </table:table-row>
        <table:table-row>
          <table:table-cell table:style-name="Table4.A1" office:value-type="string">
            <text:p text:style-name="P113">6</text:p>
          </table:table-cell>
          <table:table-cell table:style-name="Table4.A1" office:value-type="string">
            <text:p text:style-name="P113">CIPO</text:p>
          </table:table-cell>
          <table:table-cell table:style-name="Table4.A1" office:value-type="string">
            <text:p text:style-name="P113">Output from GPAD, 5V.</text:p>
          </table:table-cell>
        </table:table-row>
      </table:table>
      <text:p text:style-name="P3"><text:change-end text:change-id="ct330845280"/></text:p>
      <text:p text:style-name="P3"><text:change text:change-id="ct330844032"/></text:p>
      <text:p text:style-name="P3"/>
      <text:p text:style-name="P87"/>
      <text:p text:style-name="P87"><text:tab/></text:p>
      <text:p text:style-name="P45"/>
      <text:p text:style-name="P46">Muting</text:p>
      <text:p text:style-name="P45"/>
      <text:p text:style-name="P45">The GPAD has a mute button. The button silences the sound but does not change the LED lighting. The GPAD stores an internal state as muted or not. The mute state is not accessible to the controlling device.</text:p>
      <text:p text:style-name="P45"/>
      <text:p text:style-name="P45">Example Controller Devices</text:p>
      <text:p text:style-name="P45"/>
      <text:p text:style-name="P4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1851162804851457045" text:style-name="L6">
        <text:list-item>
          <text:p text:style-name="P110">“a” is the most important command, and is used to set the alarm level.</text:p>
        </text:list-item>
      </text:list>
      <text:p text:style-name="P45"/>
      <text:p text:style-name="P45"/>
      <text:p text:style-name="P45"><text:soft-page-break/></text:p>
      <text:p text:style-name="P45"/>
      <text:p text:style-name="P45">s</text:p>
      <text:p text:style-name="P44"/>
      <text:p text:style-name="P57"/>
      <text:list xml:id="list35669829" text:continue-list="list35668258" text:style-name="WWNum8">
        <text:list-item>
          <text:p text:style-name="P99">Validation and characterization </text:p>
        </text:list-item>
      </text:list>
      <text:p text:style-name="P10">Demonstrate the operation of the hardware and characterize its performance for a specific scientific application. </text:p>
      <text:list xml:id="list8836160935621011574" text:style-name="L7">
        <text:list-item>
          <text:p text:style-name="P106">Highlight a relevant use case.</text:p>
        </text:list-item>
        <text:list-item>
          <text:p text:style-name="P106">If possible, characterize performance of the hardware over operational parameters.</text:p>
        </text:list-item>
        <text:list-item>
          <text:p text:style-name="P106">Create a bulleted list describing the capabilities (and limitations) of the hardware. For example, load and operation time, spin speed, coefficient of variation, accuracy, precision, etc.</text:p>
        </text:list-item>
      </text:list>
      <text:p text:style-name="P111"/>
      <text:p text:style-name="P7"/>
      <text:p text:style-name="P39">CRediT author statement</text:p>
      <text:p text:style-name="P40"/>
      <text:p text:style-name="P42"><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Acknowledgments</text:p>
      <text:p text:style-name="P40"/>
      <text:h text:style-name="P85" text:outline-level="2">Oluseyi 'Seyi' Adeniyi made significant improvements to the test software.</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7"/>
      <text:p text:style-name="P49">References</text:p>
      <text:p text:style-name="P23"><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10"/>
      <text:p text:style-name="P66">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64">Author manuscript checklist</text:p>
      <text:list xml:id="list1574168685678102202" text:style-name="WWNum17">
        <text:list-item>
          <text:p text:style-name="P74"><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1"/>
      <text:list xml:id="list6974978192439319404" text:style-name="WWNum18">
        <text:list-item>
          <text:p text:style-name="P75">Can the hardware be reproduced with the details provided in the submission?</text:p>
        </text:list-item>
      </text:list>
      <text:p text:style-name="P21"/>
      <text:list xml:id="list3127276631598551112" text:style-name="WWNum19">
        <text:list-item>
          <text:p text:style-name="P76">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1"><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1"><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1"><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1"/>
      <text:list xml:id="list1312171333911110544" text:style-name="WWNum20">
        <text:list-item>
          <text:p text:style-name="P77">Are visual instructions used when necessary?</text:p>
        </text:list-item>
      </text:list>
      <text:p text:style-name="P21"/>
      <text:list xml:id="list4149683323785909586" text:style-name="WWNum21">
        <text:list-item>
          <text:p text:style-name="P78">Is the utility of the hardware to the scientific community explained clearly? Has a specific scientific application been demonstrated using the hardware?</text:p>
        </text:list-item>
      </text:list>
      <text:p text:style-name="P21"/>
      <text:list xml:id="list5812942382085603161" text:style-name="WWNum22">
        <text:list-item>
          <text:p text:style-name="P79">Is the performance of the hardware adequately demonstrated and characterized?</text:p>
        </text:list-item>
      </text:list>
      <text:p text:style-name="P21"/>
      <text:list xml:id="list7730240087772464613" text:style-name="WWNum23">
        <text:list-item>
          <text:p text:style-name="P80">Are all potential safety concerns addressed?</text:p>
        </text:list-item>
      </text:list>
      <text:p text:style-name="P21"/>
      <text:list xml:id="list35660633" text:continue-numbering="true" text:style-name="WWNum23">
        <text:list-item>
          <text:p text:style-name="P82"><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6"/>
      <text:p text:style-name="P22"><text:bookmark-start text:name="_Hlk71365607"/></text:p>
      <text:p text:style-name="P22">Reminder: Before you submit, please delete all </text:p>
      <text:p text:style-name="P22">the instructions in this document (the text in italics), including this paragraph. </text:p>
      <text:p text:style-name="P22">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3" style:font-size-asian="9pt" style:font-name-complex="Arial3"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17</meta:editing-cycles>
    <meta:print-date>2023-06-24T13:47:34.60</meta:print-date>
    <meta:creation-date>2021-07-01T12:42:00</meta:creation-date>
    <dc:date>2023-06-24T15:42:02.07</dc:date>
    <meta:editing-duration>P1DT21H12M7S</meta:editing-duration>
    <meta:generator>OpenOffice/4.1.5$Win32 OpenOffice.org_project/415m1$Build-9789</meta:generator>
    <meta:document-statistic meta:table-count="4" meta:image-count="0" meta:object-count="0" meta:page-count="11" meta:paragraph-count="265" meta:word-count="3319" meta:character-count="21553"/>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